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adornments="Regular"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Display O1" svg:font-family="'Linux Libertine Display O'" style:font-adornments="Bold" style:font-pitch="variable"/>
    <style:font-face style:name="Linux Libertine Display O" svg:font-family="'Linux Libertine Display O'" style:font-adornments="Regular"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51in" table:align="margins" style:writing-mode="page"/>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fo:language="de" fo:country="DE"/>
    </style:style>
    <style:style style:name="P2" style:family="paragraph" style:parent-style-name="Project">
      <style:text-properties fo:language="de" fo:country="DE"/>
    </style:style>
    <style:style style:name="P3" style:family="paragraph" style:parent-style-name="Text_20_body">
      <style:text-properties officeooo:rsid="00e8e86f" officeooo:paragraph-rsid="00e8e86f"/>
    </style:style>
    <style:style style:name="P4" style:family="paragraph" style:parent-style-name="Text_20_body">
      <style:text-properties officeooo:rsid="00e97192" officeooo:paragraph-rsid="00e97192"/>
    </style:style>
    <style:style style:name="P5" style:family="paragraph" style:parent-style-name="Text_20_body">
      <style:text-properties officeooo:rsid="00eb95af" officeooo:paragraph-rsid="00eb95af"/>
    </style:style>
    <style:style style:name="P6" style:family="paragraph" style:parent-style-name="Text_20_body">
      <style:text-properties officeooo:rsid="00ed6f11" officeooo:paragraph-rsid="00ed6f11"/>
    </style:style>
    <style:style style:name="P7" style:family="paragraph" style:parent-style-name="Text_20_body">
      <style:text-properties officeooo:rsid="00ef1830" officeooo:paragraph-rsid="00ef1830"/>
    </style:style>
    <style:style style:name="P8" style:family="paragraph" style:parent-style-name="Text_20_body">
      <style:text-properties officeooo:rsid="00f05f46" officeooo:paragraph-rsid="00f05f46"/>
    </style:style>
    <style:style style:name="P9" style:family="paragraph" style:parent-style-name="Text_20_body">
      <style:text-properties officeooo:paragraph-rsid="00f05f46"/>
    </style:style>
    <style:style style:name="P10" style:family="paragraph" style:parent-style-name="Text_20_body">
      <style:text-properties officeooo:rsid="00f1cd99" officeooo:paragraph-rsid="00f1cd99"/>
    </style:style>
    <style:style style:name="P11" style:family="paragraph" style:parent-style-name="Text_20_body">
      <style:text-properties officeooo:rsid="00f515f8" officeooo:paragraph-rsid="00f515f8"/>
    </style:style>
    <style:style style:name="P12" style:family="paragraph" style:parent-style-name="Text_20_body">
      <style:text-properties officeooo:rsid="00f67ce1" officeooo:paragraph-rsid="00f7699b"/>
    </style:style>
    <style:style style:name="P13" style:family="paragraph" style:parent-style-name="Text_20_body">
      <style:text-properties officeooo:rsid="00fd6b33" officeooo:paragraph-rsid="00fd6b33"/>
    </style:style>
    <style:style style:name="P14" style:family="paragraph" style:parent-style-name="Text_20_body">
      <style:text-properties officeooo:rsid="01005cac" officeooo:paragraph-rsid="01005cac"/>
    </style:style>
    <style:style style:name="P15" style:family="paragraph" style:parent-style-name="Text_20_body">
      <style:text-properties officeooo:rsid="01008376" officeooo:paragraph-rsid="01008376"/>
    </style:style>
    <style:style style:name="P16" style:family="paragraph" style:parent-style-name="Text_20_body">
      <style:text-properties officeooo:rsid="0101e3dc" officeooo:paragraph-rsid="0101e3dc"/>
    </style:style>
    <style:style style:name="P17" style:family="paragraph" style:parent-style-name="Text_20_body">
      <style:text-properties officeooo:rsid="0102bb90" officeooo:paragraph-rsid="0102bb90"/>
    </style:style>
    <style:style style:name="P18" style:family="paragraph" style:parent-style-name="Text_20_body">
      <style:text-properties officeooo:rsid="0102bb90" officeooo:paragraph-rsid="01309f38"/>
    </style:style>
    <style:style style:name="P19" style:family="paragraph" style:parent-style-name="Text_20_body">
      <style:text-properties officeooo:rsid="0102bb90" officeooo:paragraph-rsid="013145bb"/>
    </style:style>
    <style:style style:name="P20" style:family="paragraph" style:parent-style-name="Text_20_body">
      <style:text-properties officeooo:rsid="010319e4" officeooo:paragraph-rsid="010319e4"/>
    </style:style>
    <style:style style:name="P21" style:family="paragraph" style:parent-style-name="Text_20_body">
      <style:text-properties officeooo:rsid="010785e0" officeooo:paragraph-rsid="010785e0"/>
    </style:style>
    <style:style style:name="P22" style:family="paragraph" style:parent-style-name="Text_20_body">
      <style:text-properties officeooo:rsid="0107aa0a" officeooo:paragraph-rsid="0107aa0a"/>
    </style:style>
    <style:style style:name="P23" style:family="paragraph" style:parent-style-name="Text_20_body">
      <style:text-properties officeooo:rsid="010ea296" officeooo:paragraph-rsid="010ea296"/>
    </style:style>
    <style:style style:name="P24" style:family="paragraph" style:parent-style-name="Text_20_body">
      <style:text-properties officeooo:rsid="01107636" officeooo:paragraph-rsid="01107636"/>
    </style:style>
    <style:style style:name="P25" style:family="paragraph" style:parent-style-name="Text_20_body">
      <style:text-properties officeooo:rsid="011887ef" officeooo:paragraph-rsid="011887ef"/>
    </style:style>
    <style:style style:name="P26" style:family="paragraph" style:parent-style-name="Text_20_body">
      <style:text-properties officeooo:rsid="011a0b30" officeooo:paragraph-rsid="011a0b30"/>
    </style:style>
    <style:style style:name="P27" style:family="paragraph" style:parent-style-name="Text_20_body">
      <style:text-properties officeooo:rsid="011b9d7b" officeooo:paragraph-rsid="011b9d7b"/>
    </style:style>
    <style:style style:name="P28" style:family="paragraph" style:parent-style-name="Text_20_body">
      <style:text-properties fo:font-style="italic" officeooo:rsid="011a0b30" officeooo:paragraph-rsid="011a0b30" style:font-style-asian="italic" style:font-style-complex="italic"/>
    </style:style>
    <style:style style:name="P29" style:family="paragraph" style:parent-style-name="Text_20_body">
      <style:text-properties officeooo:rsid="011d408a" officeooo:paragraph-rsid="011d408a"/>
    </style:style>
    <style:style style:name="P30" style:family="paragraph" style:parent-style-name="Text_20_body">
      <style:text-properties officeooo:rsid="011fb960" officeooo:paragraph-rsid="011fb960"/>
    </style:style>
    <style:style style:name="P31" style:family="paragraph" style:parent-style-name="Text_20_body">
      <style:text-properties officeooo:rsid="01229edb" officeooo:paragraph-rsid="01229edb"/>
    </style:style>
    <style:style style:name="P32" style:family="paragraph" style:parent-style-name="Text_20_body">
      <style:text-properties officeooo:rsid="012835cd" officeooo:paragraph-rsid="012835cd"/>
    </style:style>
    <style:style style:name="P33" style:family="paragraph" style:parent-style-name="Text_20_body">
      <style:text-properties officeooo:rsid="0128c210" officeooo:paragraph-rsid="0128c210"/>
    </style:style>
    <style:style style:name="P34" style:family="paragraph" style:parent-style-name="Text_20_body">
      <style:text-properties officeooo:rsid="0128c210" officeooo:paragraph-rsid="012ab231"/>
    </style:style>
    <style:style style:name="P35" style:family="paragraph" style:parent-style-name="Text_20_body">
      <style:text-properties officeooo:rsid="012ab231" officeooo:paragraph-rsid="012bb24a"/>
    </style:style>
    <style:style style:name="P36" style:family="paragraph" style:parent-style-name="Text_20_body">
      <style:text-properties officeooo:rsid="012bb24a" officeooo:paragraph-rsid="012bb24a"/>
    </style:style>
    <style:style style:name="P37" style:family="paragraph" style:parent-style-name="Text_20_body">
      <style:text-properties officeooo:rsid="012ce8d5" officeooo:paragraph-rsid="012ce8d5"/>
    </style:style>
    <style:style style:name="P38" style:family="paragraph" style:parent-style-name="Text_20_body">
      <style:text-properties officeooo:rsid="012f7bd2" officeooo:paragraph-rsid="012f7bd2"/>
    </style:style>
    <style:style style:name="P39" style:family="paragraph" style:parent-style-name="Text_20_body">
      <style:text-properties officeooo:rsid="01309f38" officeooo:paragraph-rsid="01309f38"/>
    </style:style>
    <style:style style:name="P40" style:family="paragraph" style:parent-style-name="Text_20_body">
      <style:text-properties fo:font-style="normal" officeooo:rsid="013145bb" officeooo:paragraph-rsid="013145bb" style:font-style-asian="normal" style:font-style-complex="normal"/>
    </style:style>
    <style:style style:name="P41" style:family="paragraph" style:parent-style-name="Text_20_body">
      <style:text-properties officeooo:rsid="013145bb" officeooo:paragraph-rsid="013145bb"/>
    </style:style>
    <style:style style:name="P42" style:family="paragraph" style:parent-style-name="Text_20_body">
      <style:text-properties officeooo:rsid="01330170" officeooo:paragraph-rsid="01330170"/>
    </style:style>
    <style:style style:name="P43" style:family="paragraph" style:parent-style-name="Text_20_body">
      <style:text-properties officeooo:paragraph-rsid="01330170"/>
    </style:style>
    <style:style style:name="P44" style:family="paragraph" style:parent-style-name="Text_20_body">
      <style:text-properties officeooo:rsid="01348a45" officeooo:paragraph-rsid="01348a45"/>
    </style:style>
    <style:style style:name="P45" style:family="paragraph" style:parent-style-name="Text_20_body">
      <style:text-properties officeooo:paragraph-rsid="01348a45"/>
    </style:style>
    <style:style style:name="P46" style:family="paragraph" style:parent-style-name="Text_20_body">
      <style:text-properties officeooo:rsid="0134a73b" officeooo:paragraph-rsid="0134a73b"/>
    </style:style>
    <style:style style:name="P47" style:family="paragraph" style:parent-style-name="Text_20_body">
      <style:text-properties officeooo:rsid="01369bd1" officeooo:paragraph-rsid="01369bd1"/>
    </style:style>
    <style:style style:name="P48" style:family="paragraph" style:parent-style-name="Text_20_body">
      <style:text-properties officeooo:rsid="011220d3" officeooo:paragraph-rsid="011220d3"/>
    </style:style>
    <style:style style:name="P49" style:family="paragraph" style:parent-style-name="Text_20_body">
      <style:text-properties officeooo:rsid="01381fb2" officeooo:paragraph-rsid="01381fb2"/>
    </style:style>
    <style:style style:name="P50" style:family="paragraph" style:parent-style-name="Text_20_body">
      <style:text-properties officeooo:paragraph-rsid="01381fb2"/>
    </style:style>
    <style:style style:name="P51" style:family="paragraph" style:parent-style-name="Title">
      <style:text-properties fo:language="de" fo:country="DE" officeooo:rsid="00e87a77" officeooo:paragraph-rsid="00e87a77"/>
    </style:style>
    <style:style style:name="P52" style:family="paragraph" style:parent-style-name="Text_20_body">
      <style:paragraph-properties fo:margin-left="0.3902in" fo:margin-right="0.3902in" fo:text-indent="0in" style:auto-text-indent="false" style:writing-mode="page"/>
      <style:text-properties officeooo:rsid="00f91754" officeooo:paragraph-rsid="00f91754"/>
    </style:style>
    <style:style style:name="P53" style:family="paragraph" style:parent-style-name="Text_20_body">
      <style:paragraph-properties fo:margin-left="0.3902in" fo:margin-right="0.3902in" fo:text-indent="0in" style:auto-text-indent="false" style:writing-mode="page"/>
      <style:text-properties officeooo:rsid="00f91754" officeooo:paragraph-rsid="00fb0c2c"/>
    </style:style>
    <style:style style:name="P54" style:family="paragraph" style:parent-style-name="Text_20_body">
      <style:paragraph-properties fo:margin-left="0.3902in" fo:margin-right="0.3902in" fo:text-indent="0in" style:auto-text-indent="false" style:writing-mode="page"/>
      <style:text-properties officeooo:rsid="00ed6f11" officeooo:paragraph-rsid="00ed6f11"/>
    </style:style>
    <style:style style:name="P55" style:family="paragraph" style:parent-style-name="Text">
      <style:text-properties officeooo:rsid="0109a403" officeooo:paragraph-rsid="0109a403"/>
    </style:style>
    <style:style style:name="P56" style:family="paragraph" style:parent-style-name="Text">
      <style:text-properties officeooo:rsid="0109a403" officeooo:paragraph-rsid="010a1fdd"/>
    </style:style>
    <style:style style:name="P57" style:family="paragraph" style:parent-style-name="Text">
      <style:text-properties officeooo:rsid="010a1fdd" officeooo:paragraph-rsid="010a1fdd"/>
    </style:style>
    <style:style style:name="P58" style:family="paragraph" style:parent-style-name="Text">
      <style:paragraph-properties fo:margin-left="0.5902in" fo:margin-right="0.5902in" fo:text-indent="0in" style:auto-text-indent="false" style:writing-mode="page"/>
      <style:text-properties officeooo:rsid="010a1fdd" officeooo:paragraph-rsid="010b5a01"/>
    </style:style>
    <style:style style:name="P59" style:family="paragraph" style:parent-style-name="Text">
      <style:paragraph-properties fo:margin-left="0.5902in" fo:margin-right="0.5902in" fo:text-indent="0in" style:auto-text-indent="false" style:writing-mode="page"/>
      <style:text-properties officeooo:rsid="010b5a01" officeooo:paragraph-rsid="010b5a01"/>
    </style:style>
    <style:style style:name="P60" style:family="paragraph" style:parent-style-name="Table_20_Contents">
      <style:text-properties officeooo:rsid="0107aa0a" officeooo:paragraph-rsid="0107aa0a"/>
    </style:style>
    <style:style style:name="P61" style:family="paragraph" style:parent-style-name="Table_20_Contents">
      <style:text-properties fo:font-weight="bold" officeooo:rsid="0107aa0a" officeooo:paragraph-rsid="0107aa0a" style:font-weight-asian="bold" style:font-weight-complex="bold"/>
    </style:style>
    <style:style style:name="P62" style:family="paragraph" style:parent-style-name="Footnote">
      <style:text-properties officeooo:rsid="0109a403" officeooo:paragraph-rsid="0109a403"/>
    </style:style>
    <style:style style:name="P63" style:family="paragraph" style:parent-style-name="Heading_20_1">
      <style:text-properties officeooo:rsid="00e8e86f" officeooo:paragraph-rsid="00e8e86f"/>
    </style:style>
    <style:style style:name="P64" style:family="paragraph" style:parent-style-name="Heading_20_1">
      <style:text-properties officeooo:rsid="00f515f8" officeooo:paragraph-rsid="00f515f8"/>
    </style:style>
    <style:style style:name="P65" style:family="paragraph" style:parent-style-name="Heading_20_1">
      <style:text-properties officeooo:rsid="01381fb2" officeooo:paragraph-rsid="01381fb2"/>
    </style:style>
    <style:style style:name="P66" style:family="paragraph" style:parent-style-name="List_20_1_20_Start">
      <style:text-properties officeooo:rsid="013145bb" officeooo:paragraph-rsid="013145bb"/>
    </style:style>
    <style:style style:name="P67" style:family="paragraph" style:parent-style-name="List_20_1_20_Start">
      <style:text-properties officeooo:rsid="012bb24a" officeooo:paragraph-rsid="012bb24a"/>
    </style:style>
    <style:style style:name="P68" style:family="paragraph" style:parent-style-name="List_20_1_20_Start">
      <style:text-properties officeooo:rsid="011220d3" officeooo:paragraph-rsid="011220d3"/>
    </style:style>
    <style:style style:name="P69" style:family="paragraph" style:parent-style-name="List_20_1_20_Cont.">
      <style:text-properties officeooo:rsid="013145bb" officeooo:paragraph-rsid="013145bb"/>
    </style:style>
    <style:style style:name="P70" style:family="paragraph" style:parent-style-name="List_20_1_20_Cont." style:list-style-name="List_20_1">
      <style:text-properties officeooo:rsid="0132e08a" officeooo:paragraph-rsid="0132e08a"/>
    </style:style>
    <style:style style:name="P71" style:family="paragraph" style:parent-style-name="List_20_1_20_Cont.">
      <style:text-properties officeooo:rsid="012ce8d5" officeooo:paragraph-rsid="012ce8d5"/>
    </style:style>
    <style:style style:name="P72" style:family="paragraph" style:parent-style-name="List_20_1_20_Cont.">
      <style:text-properties officeooo:rsid="012bb24a" officeooo:paragraph-rsid="012bb24a"/>
    </style:style>
    <style:style style:name="P73" style:family="paragraph" style:parent-style-name="List_20_1_20_Cont.">
      <style:text-properties officeooo:rsid="011220d3" officeooo:paragraph-rsid="011220d3"/>
    </style:style>
    <style:style style:name="P74" style:family="paragraph" style:parent-style-name="Heading_20_3">
      <style:text-properties officeooo:rsid="01005cac" officeooo:paragraph-rsid="01005cac"/>
    </style:style>
    <style:style style:name="P75" style:family="paragraph" style:parent-style-name="Heading_20_3">
      <style:text-properties officeooo:rsid="01330170" officeooo:paragraph-rsid="01330170"/>
    </style:style>
    <style:style style:name="P76" style:family="paragraph" style:parent-style-name="Heading_20_3">
      <style:text-properties officeooo:paragraph-rsid="01330170"/>
    </style:style>
    <style:style style:name="P77" style:family="paragraph" style:parent-style-name="Heading_20_3">
      <style:text-properties officeooo:rsid="01008376" officeooo:paragraph-rsid="01008376"/>
    </style:style>
    <style:style style:name="P78" style:family="paragraph" style:parent-style-name="Heading_20_3">
      <style:text-properties officeooo:rsid="01229edb" officeooo:paragraph-rsid="01229edb"/>
    </style:style>
    <style:style style:name="P79" style:family="paragraph" style:parent-style-name="Heading_20_3">
      <style:text-properties officeooo:rsid="012ab231" officeooo:paragraph-rsid="012ab231"/>
    </style:style>
    <style:style style:name="P80" style:family="paragraph" style:parent-style-name="Heading_20_3">
      <style:text-properties officeooo:rsid="011a0b30" officeooo:paragraph-rsid="011a0b30"/>
    </style:style>
    <style:style style:name="P81" style:family="paragraph" style:parent-style-name="Heading_20_3">
      <style:text-properties officeooo:rsid="011887ef" officeooo:paragraph-rsid="011887ef"/>
    </style:style>
    <style:style style:name="P82" style:family="paragraph" style:parent-style-name="Heading_20_3">
      <style:text-properties officeooo:rsid="01107636" officeooo:paragraph-rsid="01107636"/>
    </style:style>
    <style:style style:name="P83" style:family="paragraph" style:parent-style-name="Heading_20_2">
      <style:text-properties officeooo:rsid="010785e0" officeooo:paragraph-rsid="010785e0"/>
    </style:style>
    <style:style style:name="P84" style:family="paragraph" style:parent-style-name="Heading_20_2">
      <style:text-properties officeooo:rsid="01005cac" officeooo:paragraph-rsid="01005cac"/>
    </style:style>
    <style:style style:name="P85" style:family="paragraph" style:parent-style-name="Heading_20_2">
      <style:text-properties officeooo:rsid="01008376" officeooo:paragraph-rsid="01008376"/>
    </style:style>
    <style:style style:name="P86" style:family="paragraph" style:parent-style-name="Heading_20_2">
      <style:text-properties officeooo:rsid="012ab231" officeooo:paragraph-rsid="012ab231"/>
    </style:style>
    <style:style style:name="P87" style:family="paragraph" style:parent-style-name="Heading_20_2">
      <style:text-properties officeooo:rsid="00e8e86f" officeooo:paragraph-rsid="00e8e86f"/>
    </style:style>
    <style:style style:name="P88" style:family="paragraph" style:parent-style-name="Heading_20_2">
      <style:text-properties officeooo:rsid="011a0b30" officeooo:paragraph-rsid="011a0b30"/>
    </style:style>
    <style:style style:name="P89" style:family="paragraph" style:parent-style-name="Heading_20_2">
      <style:text-properties officeooo:rsid="01107636" officeooo:paragraph-rsid="01107636"/>
    </style:style>
    <style:style style:name="P90" style:family="paragraph" style:parent-style-name="Heading_20_2">
      <style:text-properties officeooo:rsid="01381fb2" officeooo:paragraph-rsid="01381fb2"/>
    </style:style>
    <style:style style:name="P91" style:family="paragraph" style:parent-style-name="Heading_20_4">
      <style:text-properties officeooo:rsid="011d408a" officeooo:paragraph-rsid="011d408a"/>
    </style:style>
    <style:style style:name="P92" style:family="paragraph" style:parent-style-name="Heading_20_4">
      <style:text-properties officeooo:rsid="012ab231" officeooo:paragraph-rsid="012ab231"/>
    </style:style>
    <style:style style:name="P93" style:family="paragraph" style:parent-style-name="Heading_20_4">
      <style:text-properties officeooo:rsid="01330170" officeooo:paragraph-rsid="01330170"/>
    </style:style>
    <style:style style:name="P94" style:family="paragraph" style:parent-style-name="Heading_20_4">
      <style:text-properties officeooo:rsid="00f1cd99" officeooo:paragraph-rsid="00f1cd99"/>
    </style:style>
    <style:style style:name="P95" style:family="paragraph" style:parent-style-name="Heading_20_4">
      <style:text-properties officeooo:rsid="00f33d80" officeooo:paragraph-rsid="00f33d80"/>
    </style:style>
    <style:style style:name="P96" style:family="paragraph" style:parent-style-name="Heading_20_4">
      <style:text-properties officeooo:rsid="00fd6b33" officeooo:paragraph-rsid="00fd6b33"/>
    </style:style>
    <style:style style:name="P97" style:family="paragraph" style:parent-style-name="Heading_20_4">
      <style:text-properties officeooo:rsid="01107636" officeooo:paragraph-rsid="01107636"/>
    </style:style>
    <style:style style:name="P98" style:family="paragraph" style:parent-style-name="Numbering_20_1_20_Start">
      <style:text-properties officeooo:rsid="0126f9f6" officeooo:paragraph-rsid="0126f9f6"/>
    </style:style>
    <style:style style:name="P99" style:family="paragraph" style:parent-style-name="Numbering_20_1_20_Cont.">
      <style:text-properties officeooo:rsid="0126f9f6" officeooo:paragraph-rsid="0126f9f6"/>
    </style:style>
    <style:style style:name="P100" style:family="paragraph" style:parent-style-name="Numbering_20_1_20_Cont.">
      <style:text-properties officeooo:rsid="011380ac" officeooo:paragraph-rsid="011380ac"/>
    </style:style>
    <style:style style:name="T1" style:family="text">
      <style:text-properties fo:font-style="italic" style:font-style-asian="italic" style:font-style-complex="italic"/>
    </style:style>
    <style:style style:name="T2" style:family="text">
      <style:text-properties fo:font-style="italic" officeooo:rsid="00e87a77" style:font-style-asian="italic" style:font-style-complex="italic"/>
    </style:style>
    <style:style style:name="T3" style:family="text">
      <style:text-properties fo:font-style="italic" officeooo:rsid="0104f555" style:font-style-asian="italic" style:font-style-complex="italic"/>
    </style:style>
    <style:style style:name="T4" style:family="text">
      <style:text-properties officeooo:rsid="00e97192"/>
    </style:style>
    <style:style style:name="T5" style:family="text">
      <style:text-properties officeooo:rsid="00eb95af"/>
    </style:style>
    <style:style style:name="T6" style:family="text">
      <style:text-properties officeooo:rsid="00ed6f11"/>
    </style:style>
    <style:style style:name="T7" style:family="text">
      <style:text-properties officeooo:rsid="00ef1830"/>
    </style:style>
    <style:style style:name="T8" style:family="text">
      <style:text-properties officeooo:rsid="00f05f46"/>
    </style:style>
    <style:style style:name="T9" style:family="text">
      <style:text-properties officeooo:rsid="00f1cd99"/>
    </style:style>
    <style:style style:name="T10" style:family="text">
      <style:text-properties officeooo:rsid="00f33d80"/>
    </style:style>
    <style:style style:name="T11" style:family="text">
      <style:text-properties fo:font-weight="bold" style:font-weight-asian="bold" style:font-weight-complex="bold"/>
    </style:style>
    <style:style style:name="T12" style:family="text">
      <style:text-properties officeooo:rsid="00f67ce1"/>
    </style:style>
    <style:style style:name="T13" style:family="text">
      <style:text-properties officeooo:rsid="00f7699b"/>
    </style:style>
    <style:style style:name="T14" style:family="text">
      <style:text-properties officeooo:rsid="00f91754"/>
    </style:style>
    <style:style style:name="T15" style:family="text">
      <style:text-properties officeooo:rsid="00fb0c2c"/>
    </style:style>
    <style:style style:name="T16" style:family="text">
      <style:text-properties officeooo:rsid="00fbc7b3"/>
    </style:style>
    <style:style style:name="T17" style:family="text">
      <style:text-properties officeooo:rsid="00fd6b33"/>
    </style:style>
    <style:style style:name="T18" style:family="text">
      <style:text-properties officeooo:rsid="00feb985"/>
    </style:style>
    <style:style style:name="T19" style:family="text">
      <style:text-properties officeooo:rsid="01005cac"/>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1330170"/>
    </style:style>
    <style:style style:name="T22" style:family="text">
      <style:text-properties style:text-underline-style="none"/>
    </style:style>
    <style:style style:name="T23" style:family="text">
      <style:text-properties style:text-underline-style="none" officeooo:rsid="01309f38"/>
    </style:style>
    <style:style style:name="T24" style:family="text">
      <style:text-properties officeooo:rsid="01008376"/>
    </style:style>
    <style:style style:name="T25" style:family="text">
      <style:text-properties officeooo:rsid="0101e3dc"/>
    </style:style>
    <style:style style:name="T26" style:family="text">
      <style:text-properties officeooo:rsid="0102bb90"/>
    </style:style>
    <style:style style:name="T27" style:family="text">
      <style:text-properties style:text-position="sub 58%" fo:font-style="italic" style:font-style-asian="italic" style:font-style-complex="italic"/>
    </style:style>
    <style:style style:name="T28" style:family="text">
      <style:text-properties style:text-position="sub 58%" fo:font-style="italic" officeooo:rsid="0104f555" style:font-style-asian="italic" style:font-style-complex="italic"/>
    </style:style>
    <style:style style:name="T29" style:family="text">
      <style:text-properties fo:font-style="normal" officeooo:rsid="01135e90" style:font-style-asian="normal" style:font-style-complex="normal"/>
    </style:style>
    <style:style style:name="T30" style:family="text">
      <style:text-properties fo:font-style="normal" officeooo:rsid="011d408a" style:font-style-asian="normal" style:font-style-complex="normal"/>
    </style:style>
    <style:style style:name="T31" style:family="text">
      <style:text-properties fo:font-style="normal" officeooo:rsid="013145bb" style:font-style-asian="normal" style:font-style-complex="normal"/>
    </style:style>
    <style:style style:name="T32" style:family="text">
      <style:text-properties fo:font-style="normal" style:text-underline-style="solid" style:text-underline-width="auto" style:text-underline-color="font-color" officeooo:rsid="011d408a" style:font-style-asian="normal" style:font-style-complex="normal"/>
    </style:style>
    <style:style style:name="T33" style:family="text">
      <style:text-properties fo:font-style="normal" style:text-underline-style="solid" style:text-underline-width="auto" style:text-underline-color="font-color" officeooo:rsid="013145bb" style:font-style-asian="normal" style:font-style-complex="normal"/>
    </style:style>
    <style:style style:name="T34" style:family="text">
      <style:text-properties fo:font-style="normal" style:text-underline-style="none" officeooo:rsid="011dfd74" style:font-style-asian="normal" style:font-style-complex="normal"/>
    </style:style>
    <style:style style:name="T35" style:family="text">
      <style:text-properties fo:font-style="normal" style:text-underline-style="none" officeooo:rsid="01309f38" style:font-style-asian="normal" style:font-style-complex="normal"/>
    </style:style>
    <style:style style:name="T36" style:family="text">
      <style:text-properties officeooo:rsid="0104f555"/>
    </style:style>
    <style:style style:name="T37" style:family="text">
      <style:text-properties officeooo:rsid="0106ad14"/>
    </style:style>
    <style:style style:name="T38" style:family="text">
      <style:text-properties officeooo:rsid="0107aa0a"/>
    </style:style>
    <style:style style:name="T39" style:family="text">
      <style:text-properties fo:font-weight="normal" style:font-weight-asian="normal" style:font-weight-complex="normal"/>
    </style:style>
    <style:style style:name="T40" style:family="text">
      <style:text-properties officeooo:rsid="010a1fdd"/>
    </style:style>
    <style:style style:name="T41" style:family="text">
      <style:text-properties officeooo:rsid="010b5a01"/>
    </style:style>
    <style:style style:name="T42" style:family="text">
      <style:text-properties officeooo:rsid="010cc0f5"/>
    </style:style>
    <style:style style:name="T43" style:family="text">
      <style:text-properties officeooo:rsid="010ea296"/>
    </style:style>
    <style:style style:name="T44" style:family="text">
      <style:text-properties officeooo:rsid="010f6faf"/>
    </style:style>
    <style:style style:name="T45" style:family="text">
      <style:text-properties officeooo:rsid="011220d3"/>
    </style:style>
    <style:style style:name="T46" style:family="text">
      <style:text-properties officeooo:rsid="011380ac"/>
    </style:style>
    <style:style style:name="T47" style:family="text">
      <style:text-properties officeooo:rsid="01166b4f"/>
    </style:style>
    <style:style style:name="T48" style:family="text">
      <style:text-properties officeooo:rsid="011887ef"/>
    </style:style>
    <style:style style:name="T49" style:family="text">
      <style:text-properties officeooo:rsid="011a0b30"/>
    </style:style>
    <style:style style:name="T50" style:family="text">
      <style:text-properties officeooo:rsid="011b9d7b"/>
    </style:style>
    <style:style style:name="T51" style:family="text">
      <style:text-properties officeooo:rsid="011d408a"/>
    </style:style>
    <style:style style:name="T52" style:family="text">
      <style:text-properties officeooo:rsid="011dfd74"/>
    </style:style>
    <style:style style:name="T53" style:family="text">
      <style:text-properties officeooo:rsid="0126f9f6"/>
    </style:style>
    <style:style style:name="T54" style:family="text">
      <style:text-properties officeooo:rsid="0128c210"/>
    </style:style>
    <style:style style:name="T55" style:family="text">
      <style:text-properties officeooo:rsid="012ab231"/>
    </style:style>
    <style:style style:name="T56" style:family="text">
      <style:text-properties officeooo:rsid="012bb24a"/>
    </style:style>
    <style:style style:name="T57" style:family="text">
      <style:text-properties officeooo:rsid="012ce8d5"/>
    </style:style>
    <style:style style:name="T58" style:family="text">
      <style:text-properties officeooo:rsid="01309f38"/>
    </style:style>
    <style:style style:name="T59" style:family="text">
      <style:text-properties officeooo:rsid="013145bb"/>
    </style:style>
    <style:style style:name="T60" style:family="text">
      <style:text-properties officeooo:rsid="0132e08a"/>
    </style:style>
    <style:style style:name="T61" style:family="text">
      <style:text-properties officeooo:rsid="01330170"/>
    </style:style>
    <style:style style:name="T62" style:family="text">
      <style:text-properties officeooo:rsid="01348a45"/>
    </style:style>
    <style:style style:name="T63" style:family="text">
      <style:text-properties officeooo:rsid="0134a73b"/>
    </style:style>
    <style:style style:name="T64" style:family="text">
      <style:text-properties officeooo:rsid="01369bd1"/>
    </style:style>
    <style:style style:name="T65" style:family="text">
      <style:text-properties officeooo:rsid="01381fb2"/>
    </style:style>
    <style:style style:name="T66" style:family="text">
      <style:text-properties officeooo:rsid="013b2e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text:span text:style-name="T2">FORCE</text:span></text:p>
      <text:p text:style-name="P51">FORCE</text:p>
      <text:p text:style-name="P1">Dominik Wezel</text:p>
      <text:h text:style-name="Heading_20_1" text:outline-level="1">Overview</text:h>
      <text:p text:style-name="P3">FORCE is …</text:p>
      <text:p text:style-name="P23">FORCE does not adhere to the ANSI FORTH standard, but establishes its own standard.</text:p>
      <text:h text:style-name="P63" text:outline-level="1">FORCE Basics</text:h>
      <text:h text:style-name="Heading_20_2" text:outline-level="2">Stack Arithmetics</text:h>
      <text:p text:style-name="P21">On the stack, FORCE — like FORTH — does not distinguish numeric units smaller than a cell, as would be expected. <text:s/>So these are the basic cell-based arithmetic operations:</text:p>
      <text:p text:style-name="P21"><text:span text:style-name="Code">+ ( n1 n2 — n1+n2 )</text:span></text:p>
      <text:p text:style-name="P21"><text:span text:style-name="Code">− ( n1 n2 — n1−n2 )</text:span></text:p>
      <text:p text:style-name="P21">Note that FORCE allows to use the dash for “minus”, but also supports the real Unicode MINUS SIGN (U+2212) in all locations where the dash means “minus”.</text:p>
      <text:p text:style-name="P21"><text:span text:style-name="Code">* ( n1 n2 — n1×n2 )</text:span></text:p>
      <text:p text:style-name="P21"><text:span text:style-name="Code">/ ( n1 n2 — n1÷n2 )</text:span></text:p>
      <text:p text:style-name="P21"><text:span text:style-name="Code">mod ( n1 n2 — n1 </text:span><text:span text:style-name="Code"><text:span text:style-name="T1">mod</text:span></text:span><text:span text:style-name="Code"> n2 )</text:span></text:p>
      <text:p text:style-name="P21">The modulo operation returns the rest of an integer division. <text:s/></text:p>
      <text:p text:style-name="P21"><text:span text:style-name="Code">/mod ( n1 n2 — n1 </text:span><text:span text:style-name="Code"><text:span text:style-name="T1">mod</text:span></text:span><text:span text:style-name="Code"> n2 n1÷n2 )</text:span></text:p>
      <text:p text:style-name="P21">In many places, the quotient as well as the rest is needed: This word eliminates the need to do the costly operation twice.</text:p>
      <text:h text:style-name="Heading_20_4" text:outline-level="4">Unsigned <text:span text:style-name="T38">O</text:span>perations<text:span text:style-name="T38"> and Overflow Conditions</text:span></text:h>
      <text:p text:style-name="P22"/>
      <text:h text:style-name="P83" text:outline-level="2">Memory Arithmetics</text:h>
      <text:p text:style-name="P22">With memory arithmetics, things get a bit more complicated, because more often than not, a cell is not the best size for a value to keep in memory, especially in low-level operation, and especially when the architecture is 64 bits … way too big and wasteful for most real-word needs.</text:p>
      <text:p text:style-name="P22">FORCE <text:span text:style-name="T1">has </text:span>a default memory operand size which happens to be a cell, but the operations on cells are, without any exception, aliases of one of the discrete memory operations — on 16-bit systems, a cell is a word, on 32-bit systems a double-word, on 64-bit systems a quad-word.</text:p>
      <text:p text:style-name="Text">There are 5 cell operand sizes, each in two variants (signed and unsigned)</text:p>
      <table:table table:name="Table1" table:style-name="Table1">
        <table:table-column table:style-name="Table1.A" table:number-columns-repeated="3"/>
        <table:table-row>
          <table:table-cell table:style-name="Table1.A1" office:value-type="string">
            <text:p text:style-name="P60">Size</text:p>
          </table:table-cell>
          <table:table-cell table:style-name="Table1.A1" office:value-type="string">
            <text:p text:style-name="P60">Signed</text:p>
          </table:table-cell>
          <table:table-cell table:style-name="Table1.C1" office:value-type="string">
            <text:p text:style-name="P60">Unsigned</text:p>
          </table:table-cell>
        </table:table-row>
        <table:table-row>
          <table:table-cell table:style-name="Table1.A2" office:value-type="string">
            <text:p text:style-name="P60">“Byte” (8 bits)</text:p>
          </table:table-cell>
          <table:table-cell table:style-name="Table1.A2" office:value-type="string">
            <text:p text:style-name="P61">byte (B)</text:p>
          </table:table-cell>
          <table:table-cell table:style-name="Table1.C2" office:value-type="string">
            <text:p text:style-name="P61">char (C)</text:p>
          </table:table-cell>
        </table:table-row>
        <table:table-row>
          <table:table-cell table:style-name="Table1.A2" office:value-type="string">
            <text:p text:style-name="P60">“Word” (16 bits)</text:p>
          </table:table-cell>
          <table:table-cell table:style-name="Table1.A2" office:value-type="string">
            <text:p text:style-name="P61">short (S)</text:p>
          </table:table-cell>
          <table:table-cell table:style-name="Table1.C2" office:value-type="string">
            <text:p text:style-name="P61">word (W)</text:p>
          </table:table-cell>
        </table:table-row>
        <text:soft-page-break/>
        <table:table-row>
          <table:table-cell table:style-name="Table1.A2" office:value-type="string">
            <text:p text:style-name="P60">“Double Word” (32 bits)</text:p>
          </table:table-cell>
          <table:table-cell table:style-name="Table1.A2" office:value-type="string">
            <text:p text:style-name="P61">integer (I)<text:span text:style-name="T39"> or </text:span>normal (N)</text:p>
          </table:table-cell>
          <table:table-cell table:style-name="Table1.C2" office:value-type="string">
            <text:p text:style-name="P61">dword (D)</text:p>
          </table:table-cell>
        </table:table-row>
        <table:table-row>
          <table:table-cell table:style-name="Table1.A2" office:value-type="string">
            <text:p text:style-name="P60">“Quadruple Word” (64 bits)</text:p>
          </table:table-cell>
          <table:table-cell table:style-name="Table1.A2" office:value-type="string">
            <text:p text:style-name="P61">long (L)</text:p>
          </table:table-cell>
          <table:table-cell table:style-name="Table1.C2" office:value-type="string">
            <text:p text:style-name="P61">qword (Q)</text:p>
          </table:table-cell>
        </table:table-row>
        <table:table-row>
          <table:table-cell table:style-name="Table1.A2" office:value-type="string">
            <text:p text:style-name="P60">“Octuple Word” (128 bits)</text:p>
          </table:table-cell>
          <table:table-cell table:style-name="Table1.A2" office:value-type="string">
            <text:p text:style-name="P61">huge (H)</text:p>
          </table:table-cell>
          <table:table-cell table:style-name="Table1.C2" office:value-type="string">
            <text:p text:style-name="P61">oword (O)</text:p>
          </table:table-cell>
        </table:table-row>
      </table:table>
      <text:p text:style-name="P55">On top of this, because <text:span text:style-name="T40">they</text:span>’<text:span text:style-name="T40">re</text:span> memory operations, one of the operands is always an address, and the addend, subtrahend, etc. can be located to the left or the right of the address operand, both of which situations occur frequently enough to offer both variants … resulting in 16<text:note text:id="ftn1" text:note-class="footnote"><text:note-citation>1</text:note-citation><text:note-body><text:p text:style-name="P62">not all operations make sense on octuple words unless this operand size is available in the architecture.</text:p></text:note-body></text:note> or 20 words around a single operation like +:</text:p>
      <text:p text:style-name="P55"><text:span text:style-name="Code">+c! ( a c — )<text:tab/><text:tab/>c+! ( c a — )</text:span></text:p>
      <text:p text:style-name="P55">Both words add addend <text:span text:style-name="Code">c</text:span> <text:span text:style-name="T40">(i. e. the lowest 8 bits of the number in the stack cell) </text:span>to <text:span text:style-name="T40">a c</text:span>har at address <text:span text:style-name="Code">a</text:span>. <text:s/>Note that the ‘c’ sign in the name is on the same side of the + as the char operand is of the address in the stack comment<text:span text:style-name="T40">: this is a general rule to distinguish the two variants with all memory operations, even the logical ones. <text:s/>Analogously,</text:span></text:p>
      <text:p text:style-name="P56"><text:span text:style-name="Code">+</text:span><text:span text:style-name="Code"><text:span text:style-name="T40">b</text:span></text:span><text:span text:style-name="Code">! ( a </text:span><text:span text:style-name="Code"><text:span text:style-name="T40">b</text:span></text:span><text:span text:style-name="Code"> — )<text:tab/><text:tab/></text:span><text:span text:style-name="Code"><text:span text:style-name="T40">b</text:span></text:span><text:span text:style-name="Code">+! ( </text:span><text:span text:style-name="Code"><text:span text:style-name="T40">b</text:span></text:span><text:span text:style-name="Code"> a — )</text:span></text:p>
      <text:p text:style-name="P57">In conjunction with the + and − operand, the distinction between signed and unsigned operands makes not more sense than with stack operations, because overflow check can be done after the operation as well with memory arithmetic operations, so <text:span text:style-name="Code">+b!</text:span> and <text:span text:style-name="Code">b+!</text:span> are defined as aliases of there unsigned counterparts, and the same goes for −. <text:s/>As a side note, there is no reverse subtraction or division with memory operations, because it doesn’t seem to make a lot of sense.</text:p>
      <text:p text:style-name="P58">In an inlined-code model<text:span text:style-name="T41"> on recent Intel architectures</text:span>, the variant<text:span text:style-name="T41">s</text:span> with the number last (i. e. on top of the parameter stack) are faster when the number is a <text:span text:style-name="T41">smaller numeric </text:span>literal<text:span text:style-name="T41">, as is very common</text:span>. <text:s/><text:span text:style-name="T41">In this case</text:span>, the compiler <text:span text:style-name="T41">can </text:span>insert a single machine code operation with a <text:span text:style-name="T41">sign extended, </text:span>inlined immediate operand, like:</text:p>
      <text:p text:style-name="P58"><text:span text:style-name="Code"><text:span text:style-name="T41">54 +d!</text:span></text:span><text:span text:style-name="T41"> → </text:span><text:span text:style-name="Code"><text:span text:style-name="T41">54 # DWORD PTR 0 [EAX] ADD <text:s/>EAX POP</text:span></text:span></text:p>
      <text:p text:style-name="P59">which costs 4 bytes of code memory and almost <text:span text:style-name="T42">executes in zero time </text:span>on modern hyper<text:span text:style-name="T42">-</text:span>threaded multi-core processors.</text:p>
      <text:p text:style-name="Text_20_body"/>
      <text:h text:style-name="P64" text:outline-level="1"><text:span text:style-name="T25">Type Layer: </text:span>Classes<text:span text:style-name="T19">, Interfaces</text:span> and Objects</text:h>
      <text:h text:style-name="P84" text:outline-level="2">Class<text:span text:style-name="T24">es</text:span></text:h>
      <text:p text:style-name="P14">A class is an abstract template in the form of a vocabulary for creating individual concrete objects that share the same behaviour and attributes, but have individual attribute values.</text:p>
      <text:p text:style-name="P14">A class definition starts with the class header and ends with the class trailer.</text:p>
      <text:p text:style-name="P14"><text:span text:style-name="T51">Notation: </text:span>Classes usually have capitalized names in the camel case notation.</text:p>
      <text:h text:style-name="P74" text:outline-level="3">Class Header</text:h>
      <text:p text:style-name="P14">The class header has the form: <text:span text:style-name="Code">Superclass </text:span><text:span text:style-name="Code"><text:span text:style-name="T20">class</text:span></text:span><text:span text:style-name="Code"> Subclass</text:span>, and the trailer has the form <text:span text:style-name="Code"><text:span text:style-name="T20">endClass</text:span></text:span>. <text:s/>The underlined <text:span text:style-name="T24">key</text:span>words form a context, with class being a creator word that adds object oriented behaviour to the structured <text:span text:style-name="Code"><text:span text:style-name="T22">vocabulary</text:span></text:span> <text:span text:style-name="T24">key</text:span>word.</text:p>
      <text:p text:style-name="P14">Every class (with the notable exception of class Object) is derived from a superclass, whose behaviour and attributes it inherits<text:span text:style-name="T24"> — and usually extends</text:span>. <text:s/>If a class <text:span text:style-name="Code">X</text:span> is supposed to start out with the bare minimum necessary for a class, it is declared as <text:span text:style-name="Code">Object class X</text:span>.</text:p>
      <text:h text:style-name="P74" text:outline-level="3"><text:soft-page-break/>Generic Classes</text:h>
      <text:p text:style-name="P16">Classes <text:span text:style-name="T36">may</text:span> be declared to be generic in the sense that the pattern they provide can be applied to various data types, while each of their implementation<text:span text:style-name="T36">s</text:span> will <text:span text:style-name="T36">eventually </text:span>operate on a particular concrete data type. <text:s/>A prominent type of generic classes are containers — the behaviour of a list <text:span text:style-name="T36">or set or bag or just general collection </text:span>of cardinal numbers, files or names is always the same: items can be added, removed, looked up, listed, and more. <text:s/><text:span text:style-name="T26">W</text:span>hen implemented, they become <text:span text:style-name="Code">Cardinal List</text:span>s, <text:span text:style-name="Code">File List</text:span>s or <text:span text:style-name="Code">Name List</text:span>s<text:span text:style-name="T26">:</text:span> concrete classes<text:span text:style-name="T26"> operating on a particular concrete type</text:span>.</text:p>
      <text:p text:style-name="P17">A class can have a generic behaviour for more than one type. <text:s/>A <text:span text:style-name="Code">Map</text:span>, for example, maps instances of one type to instances of another type … and this mapping behaviour is generic with respect to both types.</text:p>
      <text:p text:style-name="P17">To make a class generic, the clause <text:span text:style-name="Code"><text:span text:style-name="T20">of</text:span></text:span><text:span text:style-name="Code"> </text:span><text:span text:style-name="Code"><text:span text:style-name="T1">Para</text:span></text:span><text:span text:style-name="Code"><text:span text:style-name="T27">1</text:span></text:span><text:span text:style-name="Code"><text:span text:style-name="T66"> &amp;</text:span></text:span><text:span text:style-name="Code"> </text:span><text:span text:style-name="Code"><text:span text:style-name="T1">Para</text:span></text:span><text:span text:style-name="Code"><text:span text:style-name="T27">2</text:span></text:span><text:span text:style-name="Code"><text:span text:style-name="T66"> &amp;</text:span></text:span><text:span text:style-name="Code"> ... </text:span><text:span text:style-name="Code"><text:span text:style-name="T1">Para</text:span></text:span><text:span text:style-name="Code"><text:span text:style-name="T27">n</text:span></text:span> is appended to the class header<text:span text:style-name="T36">, where the </text:span><text:span text:style-name="T3">Para</text:span><text:span text:style-name="T28">n</text:span><text:span text:style-name="T3"> </text:span><text:span text:style-name="T36">are variables for which a concrete class will be inserted when the generic behaviour is implemented</text:span>, giving:</text:p>
      <text:p text:style-name="P18"><text:span text:style-name="Code"><text:span text:style-name="T35">X </text:span></text:span><text:span text:style-name="Code"><text:span text:style-name="T34">Collection </text:span></text:span><text:span text:style-name="Code"><text:span text:style-name="T20">class</text:span></text:span><text:span text:style-name="Code"> List </text:span><text:span text:style-name="Code"><text:span text:style-name="T20">of</text:span></text:span><text:span text:style-name="Code"> </text:span><text:span text:style-name="Code"><text:span text:style-name="T1">X</text:span></text:span></text:p>
      <text:p text:style-name="P17"><text:span text:style-name="Code"><text:span text:style-name="T23">Object </text:span></text:span><text:span text:style-name="Code"><text:span text:style-name="T20">class</text:span></text:span><text:span text:style-name="Code"> Map </text:span><text:span text:style-name="Code"><text:span text:style-name="T20">of</text:span></text:span><text:span text:style-name="Code"> </text:span><text:span text:style-name="Code"><text:span text:style-name="T1">Key</text:span></text:span><text:span text:style-name="Code"><text:span text:style-name="T30"> </text:span></text:span><text:span text:style-name="Code"><text:span text:style-name="T32">&amp;</text:span></text:span><text:span text:style-name="Code"> </text:span><text:span text:style-name="Code"><text:span text:style-name="T1">Value</text:span></text:span></text:p>
      <text:p text:style-name="P40">or in general:</text:p>
      <text:p text:style-name="P19"><text:span text:style-name="Code"><text:span text:style-name="T31">Superclass </text:span></text:span><text:span text:style-name="Code"><text:span text:style-name="T33">class</text:span></text:span><text:span text:style-name="Code"><text:span text:style-name="T31"> Subclass </text:span></text:span><text:span text:style-name="Code"><text:span text:style-name="T33">of</text:span></text:span><text:span text:style-name="Code"><text:span text:style-name="T31"> Para1 </text:span></text:span><text:span text:style-name="Code"><text:span text:style-name="T33">&amp;</text:span></text:span><text:span text:style-name="Code"><text:span text:style-name="T31"> Para2 </text:span></text:span><text:span text:style-name="Code"><text:span text:style-name="T33">&amp;</text:span></text:span><text:span text:style-name="Code"><text:span text:style-name="T31"> Para3 </text:span></text:span><text:span text:style-name="Code"><text:span text:style-name="T33">&amp;</text:span></text:span><text:span text:style-name="Code"><text:span text:style-name="T31"> ...</text:span></text:span></text:p>
      <text:p text:style-name="P20">Note that the generic <text:span text:style-name="Code">List</text:span> class inherits from another generic class, <text:span text:style-name="Code">Collection</text:span>, and the type parameter <text:span text:style-name="Code"><text:span text:style-name="T1">X</text:span></text:span> used by <text:span text:style-name="Code">List</text:span> refers to the same type as the one in <text:span text:style-name="Code">Collection</text:span>. <text:s/>When referring to generic classes, their type parameter<text:span text:style-name="T37">s</text:span> precede their name. <text:s/>So we declare <text:span text:style-name="Code">List</text:span> as <text:span text:style-name="Code"><text:span text:style-name="T20">class</text:span></text:span><text:span text:style-name="Code"> List of </text:span><text:span text:style-name="Code"><text:span text:style-name="T1">X</text:span></text:span><text:span text:style-name="Code"><text:span text:style-name="T3"> </text:span></text:span>, but we refer to it as <text:span text:style-name="Code"><text:span text:style-name="T1">X</text:span></text:span><text:span text:style-name="Code"> List</text:span>, or rather, in the concrete cases, as <text:span text:style-name="Code">String List</text:span>, <text:span text:style-name="Code">Cardinal List</text:span>, <text:span text:style-name="Code">File List</text:span> etc. <text:s/>Similarly, we refer to a concrete <text:span text:style-name="Code">Record Name Map</text:span> for a generic <text:span text:style-name="Code">Map</text:span> class that was declared as <text:span text:style-name="Code">class Map of Key, Value</text:span>, where now the argument for type parameter <text:span text:style-name="Code"><text:span text:style-name="T1">Key</text:span></text:span> is <text:span text:style-name="Code">Name</text:span>, the <text:span text:style-name="T37">argument for </text:span>type parameter <text:span text:style-name="Code"><text:span text:style-name="T1">Value</text:span></text:span> is <text:span text:style-name="Code">Record</text:span>. <text:s/>The order of declaration and application is reversed: the type parameter <text:span text:style-name="T1">closer </text:span>to the generic class name in the declaration (Key) will take the type argument <text:span text:style-name="T1">closer </text:span>to the generic class name in the application (Name).</text:p>
      <text:p text:style-name="P20">If we use the same Map class to map a <text:span text:style-name="Code">Name</text:span> <text:span text:style-name="T36">(Key) </text:span>to a <text:span text:style-name="Code">List </text:span><text:span text:style-name="Code"><text:span text:style-name="T20">of</text:span></text:span><text:span text:style-name="Code"> </text:span><text:span text:style-name="Code"><text:span text:style-name="T36">File</text:span></text:span><text:span text:style-name="T36">s (Value), we will write </text:span><text:span text:style-name="Code"><text:span text:style-name="T36">File List Name Map</text:span></text:span><text:span text:style-name="T36">, think </text:span><text:span text:style-name="Code"><text:span text:style-name="T36">(File List) Name Map</text:span></text:span><text:span text:style-name="T36">, and if we map a Map of Names mapped to a List of Files to a List of Complex Lists, this will look like </text:span><text:span text:style-name="Code"><text:span text:style-name="T36">Complex List List File List Name Map Map</text:span></text:span><text:span text:style-name="T36">, think </text:span><text:span text:style-name="Code"><text:span text:style-name="T36">((Complex List) List) ((File List) Name Map)</text:span></text:span><text:span text:style-name="T36"> Map. <text:s/>This is a construed example with not so high a probability of appearing in a real world application, and it looks a bit confusing, but it works.</text:span></text:p>
      <text:p text:style-name="P41">How it works:</text:p>
      <text:p text:style-name="P41">I’ll use the specified construed example to view the mechanics as the words are encountered by the interpreter:</text:p>
      <text:list xml:id="list5025449049167863527" text:style-name="List_20_1">
        <text:list-item>
          <text:p text:style-name="P66"><text:span text:style-name="Code">Complex</text:span>: the interpreter pushes the class reference onto the parameter stack.</text:p>
        </text:list-item>
        <text:list-item>
          <text:p text:style-name="P69"><text:span text:style-name="Code">List</text:span>: List is a generic class with one type parameter, so <text:span text:style-name="Code">Complex</text:span> must be its type parameter, taken down from the stack an associated wih the <text:span text:style-name="Code">List</text:span>, which is pushed back on the parameter stack.</text:p>
        </text:list-item>
        <text:list-item>
          <text:p text:style-name="P69"><text:span text:style-name="Code">List</text:span>: same game again, but now the <text:span text:style-name="Code">Complex List</text:span> <text:span text:style-name="T60">sits on top of</text:span> the stack, making the whole a List of Complex Lists, which is pushed back on the stack.</text:p>
        </text:list-item>
        <text:list-item>
          <text:p text:style-name="P69"><text:span text:style-name="Code">File</text:span>: the interpreter pu<text:span text:style-name="T60">s</text:span>hes the class reference onto the parameter stack.</text:p>
        </text:list-item>
        <text:list-item>
          <text:p text:style-name="P69"><text:span text:style-name="Code">List</text:span>: yet another list — this time, it’s <text:span text:style-name="Code">File</text:span> in the stack (and the <text:span text:style-name="Code">Complex List List</text:span> on top of it), but we need only one type parameter, which is <text:span text:style-name="Code">File</text:span>. <text:s/>The <text:span text:style-name="Code">File List</text:span> ist pushed on the stack.</text:p>
        </text:list-item>
        <text:list-item>
          <text:p text:style-name="P70"><text:span text:style-name="Code">Name</text:span>: <text:span text:style-name="T59">the interpreter pu</text:span>s<text:span text:style-name="T59">hes the class reference onto the parameter stack</text:span>, resulting in three classes on the stack.</text:p>
        </text:list-item>
        <text:list-item>
          <text:p text:style-name="P70"><text:span text:style-name="Code">Map</text:span>: Map has two type parameters; the top stack entry (<text:span text:style-name="Code">Name</text:span>) is associated with the first type parameter (Key), the next entry (<text:span text:style-name="Code">File List</text:span>) with the second type paremeter (Value). <text:s/>The result is pushed back onto the stack, reducing it to two entries.</text:p>
        </text:list-item>
        <text:list-item>
          <text:p text:style-name="P70"><text:span text:style-name="Code">Map</text:span>: another Map will take the remaining two entries from the stack and associate the top entry (<text:span text:style-name="Code">File List Name Map</text:span>) with the first type parameter (Key), the second one (<text:span text:style-name="Code">Complex List List</text:span>) to the second type parameter. <text:s/>The resulting Complex List List File List Name Map Map is pushed back on the parameter stack.</text:p>
        </text:list-item>
      </text:list>
      <text:h text:style-name="Heading_20_3" text:outline-level="3"><text:soft-page-break/>Inheritance and Class Hierarchy</text:h>
      <text:h text:style-name="P91" text:outline-level="4">Inheritance</text:h>
      <text:p text:style-name="P29">When a class extends another class, it inherits its behaviour and attributes — in FORCE, it simply inherits its words (sometimes also called fields), because behaviour and attributes in FORCE are an artificial distinction.</text:p>
      <text:p text:style-name="P29">Technically, when a class extends another class, it starts <text:span text:style-name="T52">out </text:span>with the inherited vocabulary instead of an empty one.<text:span text:style-name="T52"> <text:s/>As in standard vocabularies, words can be redefined so that the behaviour of overridden words could in theory change dramatically, including its signatures (which, in FORCE, are expressed in the stack effect comment). <text:s/>It is however wise to keep the signature identical when overriding a word, because inheriting from another class is a kind of a contract the subclass commits to, which boils down to consistent APIs.</text:span></text:p>
      <text:h text:style-name="P91" text:outline-level="4">Multiple inheritance</text:h>
      <text:p text:style-name="P30">A class can inherit <text:span text:style-name="T53">from only one class. <text:s/>Inheriting from multiple superclasses would have several shortcomings:</text:span></text:p>
      <text:list xml:id="list5573783999261701754" text:style-name="Numbering_20_1">
        <text:list-item>
          <text:p text:style-name="P98">Words of several superclasses could not be at the same word index as in the superclass — except for the first of the extended classes.</text:p>
        </text:list-item>
        <text:list-item>
          <text:p text:style-name="P99">Multiple superclasses could have words with the same name, and it would not be clear which of them would make it into the subclass.</text:p>
        </text:list-item>
        <text:list-item>
          <text:p text:style-name="Numbering_20_1_20_End">Representing a class as a subclass of several superclasses would require lookup tables per superclass with the additional requirement of their words grouped by superclass — this would require an undue overhead at run-time.</text:p>
        </text:list-item>
      </text:list>
      <text:h text:style-name="P75" text:outline-level="3">Abstract Classes</text:h>
      <text:p text:style-name="P42">An abstract class is a class which does not implement all of its words, but relies on its subclasses to implement the abstract words.</text:p>
      <text:p text:style-name="P44">Abstract classes cannot be instantiated, only extended. <text:s/>An example will illustrate this:</text:p>
      <text:p text:style-name="P44"><text:span text:style-name="Code">Object class A<text:line-break/></text:span><text:span text:style-name="Code"><text:span text:style-name="T66"> <text:s/>abstract</text:span></text:span><text:span text:style-name="Code"> </text:span><text:span text:style-name="Code"><text:span text:style-name="T64">String constant </text:span></text:span><text:span text:style-name="Code">name</text:span><text:span text:style-name="Code"><text:span text:style-name="T63"> protected</text:span></text:span><text:span text:style-name="Code"><text:line-break/></text:span><text:span text:style-name="Code"><text:span text:style-name="T66"> <text:s/></text:span></text:span><text:span text:style-name="Code">State variable state</text:span><text:span text:style-name="Code"><text:span text:style-name="T63"> private</text:span></text:span><text:span text:style-name="Code"><text:line-break/></text:span><text:span text:style-name="Code"><text:span text:style-name="T66"> <text:s/></text:span></text:span><text:span text:style-name="Code">: printState ( — ) <text:s/>state</text:span><text:span text:style-name="Code"><text:span text:style-name="T63"> </text:span></text:span><text:span text:style-name="Code">@ name "State of %s: %s" print ;</text:span><text:span text:style-name="Code"><text:span text:style-name="T63"> public</text:span></text:span><text:span text:style-name="Code"><text:line-break/></text:span><text:span text:style-name="Code"><text:span text:style-name="T66"> <text:s/>abstract : </text:span></text:span><text:span text:style-name="Code">advance ( — ) </text:span><text:span text:style-name="Code"><text:span text:style-name="T63">protected</text:span></text:span><text:span text:style-name="Code"><text:line-break/>endClass</text:span></text:p>
      <text:p text:style-name="P45"><text:span text:style-name="Code"><text:span text:style-name="T62">A class B<text:line-break/> <text:s/>"Switch" implement name<text:line-break/> <text:s/>implement advance state @ skip state ! ;<text:line-break/>endClass</text:span></text:span></text:p>
      <text:p text:style-name="P46">In this example, an abstract <text:span text:style-name="T64">string </text:span>constant, name, is introduced, which wi<text:span text:style-name="T64">ll be implemented in class B. <text:s/>Later on, there is an abstract method advance, which will be implemented in class B, again.</text:span></text:p>
      <text:p text:style-name="P47">The bad thing about this is that we now have a “forward reference” in the PFA of a constant and the CFA of a method, which are out of scope in the implementation and thus cannot be filled in at the time the value of the constant and the actual code is known.</text:p>
      <text:h text:style-name="P76" text:outline-level="3">Implementation</text:h>
      <text:h text:style-name="Heading_20_4" text:outline-level="4">Compile-Time</text:h>
      <text:p text:style-name="P32">Each class has a reference to its superclass (the only exception being class <text:span text:style-name="Code">Object</text:span>, whose superclass reference is <text:span text:style-name="Code">nil</text:span>). <text:s/>If a word is looked up in a class, first the class body is scanned<text:span text:style-name="T54">, backwards from the last entry</text:span>; if the word was not found, the superclass is searched <text:span text:style-name="T60">in the same way, </text:span>recursively. <text:s/>If the word is still not found, all dependencies of the class are searched in the same way, last mentioned first.<text:span text:style-name="T54"> <text:s/>Using this method also allows overriding method to be found before the ones they override.</text:span></text:p>
      <text:p text:style-name="P33">The CFA (code field address) of a word is always an offset into the code segment of the class<text:span text:style-name="T57"> in which it is </text:span><text:soft-page-break/><text:span text:style-name="T57">defined, and so is the NFA (name field address) of a word (an offset into the text segment)</text:span>. <text:s/>The PFA (parameter field address) <text:span text:style-name="T57">however </text:span>is either an offset into the data segment of the subclass <text:span text:style-name="T61">(for</text:span> static field reference<text:span text:style-name="T57">s)</text:span>, or into the data area of an instance <text:span text:style-name="T61">(for </text:span>regular instance field<text:span text:style-name="T57">s)</text:span>.</text:p>
      <text:p text:style-name="P34">Classes therefore have to take the superclass heap space into account, as it cumulates down the hierarchy. <text:s/>Each class keeps the<text:span text:style-name="T55"> size of its own parameter area as well as its own total size, which is the sum of its own parameter area size and the parameter size of its superclass. <text:s/>These sizes are used to determine the offset of parameter attributes, as in:</text:span></text:p>
      <text:p text:style-name="P37"><text:span text:style-name="Code">Object class A<text:line-break/></text:span><text:span text:style-name="Code"><text:span text:style-name="T66"> <text:s/></text:span></text:span><text:span text:style-name="Code">String variable name<text:line-break/></text:span><text:span text:style-name="Code"><text:span text:style-name="T66"> <text:s/></text:span></text:span><text:span text:style-name="Code">Cardinal variable size<text:line-break/>endClass</text:span></text:p>
      <text:p text:style-name="P37"><text:span text:style-name="Code">A class B<text:line-break/></text:span><text:span text:style-name="Code"><text:span text:style-name="T66"> <text:s/></text:span></text:span><text:span text:style-name="Code">String variable purpose<text:line-break/></text:span><text:span text:style-name="Code"><text:span text:style-name="T66"> <text:s/></text:span></text:span><text:span text:style-name="Code">Date variable since<text:line-break/>endClass</text:span></text:p>
      <text:p text:style-name="P37">In this setup, the variable’s PFAs are:</text:p>
      <text:list xml:id="list60004116106522" text:continue-list="list5025449049167863527" text:style-name="List_20_1">
        <text:list-item>
          <text:p text:style-name="List_20_1_20_Start"><text:span text:style-name="Code">name: 0</text:span><text:span text:style-name="Code"><text:span text:style-name="T57"> (0)</text:span></text:span></text:p>
        </text:list-item>
        <text:list-item>
          <text:p text:style-name="P71"><text:span text:style-name="Code">size: cell (8)</text:span></text:p>
        </text:list-item>
        <text:list-item>
          <text:p text:style-name="P71"><text:span text:style-name="Code">purpose: 2 cells (16)</text:span></text:p>
        </text:list-item>
        <text:list-item>
          <text:p text:style-name="List_20_1_20_End"><text:span text:style-name="Code">since: 3 cells (24)</text:span></text:p>
        </text:list-item>
      </text:list>
      <text:h text:style-name="P92" text:outline-level="4">Run-Time</text:h>
      <text:p text:style-name="P38">At run-time, register <text:span text:style-name="Code">BX</text:span> (<text:span text:style-name="Code">EBX</text:span>, or <text:span text:style-name="Code">RBX</text:span>) will point at the base of the object’s parameter area<text:span text:style-name="T58"> in an Intel landscape</text:span>, so that in a <text:span text:style-name="Code">BX</text:span>-relative addressing, the PFA of each word will serve <text:span text:style-name="T58">as offset to </text:span>its parameter field<text:span text:style-name="T58">:</text:span></text:p>
      <text:p text:style-name="P39"><text:span text:style-name="Code">RAX PUSH <text:s/>24 [RBX] RAX MOV</text:span> <text:s text:c="3"/>will load the <text:span text:style-name="Code">Date</text:span> in variable <text:span text:style-name="Code">since</text:span> in the above example onto the top of the parameter stack.</text:p>
      <text:h text:style-name="P85" text:outline-level="2">Interfaces</text:h>
      <text:p text:style-name="P15">An interface defines a particular behaviour and attribute set several classes can implement across the class hierarchy<text:span text:style-name="T66">.</text:span></text:p>
      <text:h text:style-name="P77" text:outline-level="3">Interface Header</text:h>
      <text:p text:style-name="P15">The interface header has the form: <text:span text:style-name="Code"><text:span text:style-name="T20">interface</text:span></text:span><text:span text:style-name="Code"> </text:span><text:span text:style-name="Code"><text:span text:style-name="T25">I</text:span></text:span><text:span text:style-name="Code">nterface</text:span>, and the trailer has the form <text:span text:style-name="Code"><text:span text:style-name="T20">endInterface</text:span></text:span>. <text:s/>Again, the underlined keywords form a context in a very similar way as <text:span text:style-name="Code">class</text:span> and <text:span text:style-name="Code">endClass</text:span>.</text:p>
      <text:p text:style-name="P16">In contrast to classes, many interfaces do not have (and not need) a superinterface, <text:span text:style-name="T58">but each </text:span>interface can also extend <text:span text:style-name="T58">several </text:span>other. <text:s/><text:span text:style-name="T58">The superinterfaces are</text:span> <text:span text:style-name="T58">therefore </text:span>declared after the interface name with the clause <text:span text:style-name="Code"><text:span text:style-name="T20">extends</text:span></text:span><text:span text:style-name="Code"> SuperInterface</text:span><text:span text:style-name="Code"><text:span text:style-name="T61">1 </text:span></text:span><text:span text:style-name="Code"><text:span text:style-name="T21">&amp;</text:span></text:span><text:span text:style-name="Code"><text:span text:style-name="T61"> SuperInterface2 </text:span></text:span><text:span text:style-name="Code"><text:span text:style-name="T21">&amp;</text:span></text:span><text:span text:style-name="Code"><text:span text:style-name="T61"> ...</text:span></text:span></text:p>
      <text:h text:style-name="P78" text:outline-level="3">Implementation</text:h>
      <text:p text:style-name="P31">The class has a zero-based reference map for each interface it implements. <text:s/>This reference is a list of word numbers corresponding to the names in the interface, e. g.:</text:p>
      <text:p text:style-name="P31"><text:span text:style-name="Code">interface I/O<text:line-break/>read ( x:Object — )<text:line-break/>write ( x:Object — )<text:line-break/>endInterface</text:span></text:p>
      <text:p text:style-name="P31"><text:span text:style-name="Code">class File implements I/O<text:line-break/>: open ( name:String mode:AccessMode -- )<text:line-break/>: read ( x:Object -- )<text:line-break/>: create ( name:String mode:AccessMode attr:FileAttributes — )<text:line-break/></text:span><text:soft-page-break/><text:span text:style-name="Code">: write ( x:Object -- )<text:line-break/>: close ()</text:span></text:p>
      <text:p text:style-name="P31">In this case, assuming both the interface and the class are complete, the reference map would be:</text:p>
      <text:p text:style-name="P31"><text:span text:style-name="Code">I/O: 1, 3</text:span></text:p>
      <text:p text:style-name="P31">because word 1 implements <text:span text:style-name="Code">read</text:span> and word 3 implements <text:span text:style-name="Code">write</text:span>.</text:p>
      <text:h text:style-name="P93" text:outline-level="4">Compile-Time</text:h>
      <text:p text:style-name="P43"/>
      <text:h text:style-name="P86" text:outline-level="2">Implementation</text:h>
      <text:h text:style-name="P79" text:outline-level="3">Classes</text:h>
      <text:p text:style-name="P36">A class is basically a vocabulary with additional information:</text:p>
      <text:list xml:id="list60004964299704" text:continue-numbering="true" text:style-name="List_20_1">
        <text:list-item>
          <text:p text:style-name="P67">A superclass reference</text:p>
        </text:list-item>
        <text:list-item>
          <text:p text:style-name="P72">An interface reference table</text:p>
        </text:list-item>
      </text:list>
      <text:h text:style-name="P79" text:outline-level="3">Interfaces</text:h>
      <text:h text:style-name="P79" text:outline-level="3">Instances</text:h>
      <text:p text:style-name="P35">An instance is a data structures with a reference to a class that implements its behaviour, a use count, and its parameter area. <text:s/>The class reference is an unsigned 32-bit index into the class list, the use-count is another unsigned 32-bit number representing the number of references to the instance.<text:span text:style-name="T56"> <text:s/>The data area immediately follows these references.</text:span></text:p>
      <text:p text:style-name="P36">A use count of 0 can mean that the object is no longer used and can be reclaimed, or that the object is permanent. <text:s/>When an object is dereferences, as e. g. by <text:span text:style-name="Code">drop</text:span>, its use count is decremented, unless it already is zero. <text:s/>If, after decrementing, the use count falls to 0, the object is immediately reclaimed.</text:p>
      <text:h text:style-name="P63" text:outline-level="1">To Do</text:h>
      <text:h text:style-name="P87" text:outline-level="2">try … <text:span text:style-name="T4">[</text:span>catch …<text:span text:style-name="T4">]</text:span> <text:span text:style-name="T4">[</text:span>finally …<text:span text:style-name="T4">]</text:span> resume</text:h>
      <text:p text:style-name="P3"><text:span text:style-name="Code">try</text:span> pushes the exception handler defined in <text:span text:style-name="Code">catch</text:span> on the exception handler stack, then continues with the statements in the <text:span text:style-name="Code">try</text:span>-block, skips the <text:span text:style-name="Code">catch</text:span> block and continues with <text:span text:style-name="Code">finally</text:span> <text:span text:style-name="T4">or, in the absence of a </text:span><text:span text:style-name="Code"><text:span text:style-name="T4">finally</text:span></text:span><text:span text:style-name="T4">-block, with </text:span><text:span text:style-name="Code"><text:span text:style-name="T4">resume</text:span></text:span>. <text:s/>If any exception arises during the execution of the <text:span text:style-name="Code">try</text:span>-block, control passes to the <text:span text:style-name="Code">catch</text:span>-block<text:span text:style-name="T4">, if present</text:span>, after resetting the computing environment and popping the exception handler. <text:s/>Inside the catch block, the exception thrown is at the top of the stack<text:span text:style-name="T4">, and </text:span><text:span text:style-name="Code"><text:span text:style-name="T4">catch</text:span></text:span><text:span text:style-name="T4"> itself acts as a </text:span><text:span text:style-name="Code"><text:span text:style-name="T4">case</text:span></text:span><text:span text:style-name="T4"> statement for testing the type of exception.</text:span></text:p>
      <text:p text:style-name="P4">If no <text:span text:style-name="Code">catch</text:span>-block, but a <text:span text:style-name="Code">finally</text:span>-block, is present when an exception occurs inside <text:span text:style-name="T5">the </text:span><text:span text:style-name="Code"><text:span text:style-name="T5">try</text:span></text:span><text:span text:style-name="T5">-block</text:span>, control passes to the <text:span text:style-name="Code">finally</text:span>-block<text:span text:style-name="T5">, after which the exception is thrown again.</text:span></text:p>
      <text:p text:style-name="P6">A complete example:</text:p>
      <text:p text:style-name="P54"><text:span text:style-name="Code"><text:span text:style-name="T13">"About to divide two unknown numbers..." info</text:span></text:span><text:span text:style-name="Code"><text:line-break/>try /<text:line-break/>catch<text:line-break/></text:span><text:span text:style-name="Code"><text:span text:style-name="T16"> <text:s/></text:span></text:span><text:span text:style-name="Code">/0Exception when "Division by zero occurred</text:span><text:span text:style-name="Code"><text:span text:style-name="T8">!</text:span></text:span><text:span text:style-name="Code">" </text:span><text:span text:style-name="Code"><text:span text:style-name="T13">error else:</text:span></text:span><text:span text:style-name="Code"><text:line-break/></text:span><text:span text:style-name="Code"><text:span text:style-name="T16"> <text:s/></text:span></text:span><text:span text:style-name="Code">IllArgException </text:span><text:span text:style-name="Code"><text:span text:style-name="T17">?</text:span></text:span><text:span text:style-name="Code">when "Illegal argument: %s</text:span><text:span text:style-name="Code"><text:span text:style-name="T8">!</text:span></text:span><text:span text:style-name="Code">" format </text:span><text:span text:style-name="Code"><text:span text:style-name="T13">error else:<text:line-break/> <text:s/>"General error %s occurred!" format error then;</text:span></text:span><text:span text:style-name="Code"><text:line-break/>finally inputfile @ close resume<text:line-break/>"Continuing ..." </text:span><text:span text:style-name="Code"><text:span text:style-name="T14">info</text:span></text:span></text:p>
      <text:p text:style-name="P5"><text:soft-page-break/>These mechanics <text:s/>are implemented in the following way:</text:p>
      <text:h text:style-name="Heading_20_3" text:outline-level="3">Compile time</text:h>
      <text:p text:style-name="P5"><text:span text:style-name="Code">try</text:span> inserts code to push the (as yet unknown) exception handler onto the exception stack. <text:s/>It leaves an address on the stack where the location of the error handler sh<text:span text:style-name="T14">all</text:span> be inserted: <text:s/><text:span text:style-name="Code">try ( — C: — a )</text:span>.</text:p>
      <text:p text:style-name="P5"><text:span text:style-name="Code">catch</text:span> expects an address on the compile time stack, where it insert<text:span text:style-name="T6">s</text:span> the current address (as a relative jump target, in the case of inlined code)<text:span text:style-name="T6"> at the address</text:span>. <text:s/>Catch <text:span text:style-name="T7">first inserts </text:span>code to pass control to a <text:span text:style-name="Code">finally</text:span> or <text:span text:style-name="Code">resume</text:span> block, thereby leaving another address on the compile time stack<text:span text:style-name="T6">, where the location of the code after the </text:span><text:span text:style-name="Code"><text:span text:style-name="T6">catch</text:span></text:span><text:span text:style-name="T6">-block shall be inserted</text:span>: <text:span text:style-name="Code">catch ( — C: a1 — a2 )</text:span>.<text:span text:style-name="T43"> <text:s/>The address of the handler is inserted at the address </text:span><text:span text:style-name="Code"><text:span text:style-name="T43">try</text:span></text:span><text:span text:style-name="T43"> left on the stack, then the </text:span><text:span text:style-name="Code"><text:span text:style-name="T43">catch</text:span></text:span><text:span text:style-name="T43">-block code follows.</text:span></text:p>
      <text:p text:style-name="P7"><text:span text:style-name="Code">when</text:span> inserts code to compare the two exceptions on the parameter stack, leaving only the first one if <text:span text:style-name="T43">they</text:span> don’t match<text:span text:style-name="T43">, and none if they match</text:span>, <text:span text:style-name="T43">then</text:span> inserts a jump to the <text:span text:style-name="Code">then</text:span><text:span text:style-name="T8"> or </text:span><text:span text:style-name="Code"><text:span text:style-name="T8">else</text:span></text:span><text:span text:style-name="T8"> if the exceptions don’t match:<text:line-break/></text:span><text:span text:style-name="Code">when ( ex1 ex2 — [ex1] C: — a )</text:span><text:span text:style-name="T8">.</text:span></text:p>
      <text:p text:style-name="P13"><text:span text:style-name="Code">?when</text:span> acts like <text:span text:style-name="Code">when</text:span>, but leaves the thrown exception on the stack<text:span text:style-name="T43"> in case of a match</text:span>, so that it can be processed inside the <text:span text:style-name="Code">when</text:span>-block: <text:span text:style-name="Code">?w</text:span><text:span text:style-name="Code"><text:span text:style-name="T7">hen ( ex1 ex2 — ex1 C: — a )</text:span></text:span><text:span text:style-name="T8">.</text:span></text:p>
      <text:p text:style-name="P9"><text:span text:style-name="Code"><text:span text:style-name="T8">else;</text:span></text:span><text:span text:style-name="T8"> acts like </text:span><text:span text:style-name="Code"><text:span text:style-name="T44">endof</text:span></text:span><text:span text:style-name="T8"> in a </text:span><text:span text:style-name="Code"><text:span text:style-name="T8">case</text:span></text:span><text:span text:style-name="T8"> statement: it inserts a jump to the next </text:span><text:span text:style-name="Code"><text:span text:style-name="T8">else:</text:span></text:span><text:span text:style-name="T8"> or </text:span><text:span text:style-name="Code"><text:span text:style-name="T8">then;</text:span></text:span><text:span text:style-name="T8"> then inserts the current address at the previous address on the compiler stack: </text:span><text:span text:style-name="Code"><text:span text:style-name="T8">else ( — C: a1 — a2 )</text:span></text:span><text:span text:style-name="T8">.</text:span></text:p>
      <text:p text:style-name="P8"><text:span text:style-name="Code">then</text:span><text:span text:style-name="Code"><text:span text:style-name="T44">;</text:span></text:span> acts <text:span text:style-name="T44">like</text:span> <text:span text:style-name="Code"><text:span text:style-name="T44">endcase</text:span></text:span> <text:span text:style-name="T44">in a </text:span><text:span text:style-name="Code"><text:span text:style-name="T44">case</text:span></text:span><text:span text:style-name="T44"> statement: it </text:span>takes one address from the compiler stack and inserts the current address at it<text:span text:style-name="T5"> (as a relative jump target, in the case of inlined code)</text:span>.</text:p>
      <text:p text:style-name="P5"><text:span text:style-name="Code">finally</text:span> <text:span text:style-name="T6">takes the current address on the compile time stack and inserts the current address (as a relative jump target, in the case of inlined code) at the address, leaving a value of 0 on the compile time stack:<text:line-break/></text:span><text:span text:style-name="Code"><text:span text:style-name="T6">finally ( — C: a — 0 )</text:span></text:span><text:span text:style-name="T6">.</text:span></text:p>
      <text:p text:style-name="P6"><text:span text:style-name="Code">resume</text:span> at last will take either an address from <text:span text:style-name="Code">try</text:span> or <text:span text:style-name="Code">catch</text:span>, or a 0 from <text:span text:style-name="Code">finally</text:span>, from the stack.. If the address is 0, it does nothing, otherwise it inserts the current address (as a relative jump target, in the case of inlined code) at the address.</text:p>
      <text:h text:style-name="Heading_20_3" text:outline-level="3">Run time</text:h>
      <text:p text:style-name="P7">When <text:span text:style-name="T8">the </text:span>try<text:span text:style-name="T8">-block is not interrupted</text:span>, <text:span text:style-name="T8">the CPU </text:span>will hit the <text:span text:style-name="T8">jump inserted by </text:span><text:span text:style-name="Code"><text:span text:style-name="T8">catch</text:span></text:span><text:span text:style-name="T8">, and thus drop the latest exception handler and resume at </text:span><text:span text:style-name="Code"><text:span text:style-name="T8">finally</text:span></text:span><text:span text:style-name="T8"> or </text:span><text:span text:style-name="Code"><text:span text:style-name="T8">resume</text:span></text:span><text:span text:style-name="T8">.</text:span></text:p>
      <text:p text:style-name="P8">When an exception occurs, control will pass to the <text:span text:style-name="Code">catch</text:span>-block code with an exception on top of the stack.<text:span text:style-name="T9"> <text:s/>A </text:span><text:span text:style-name="Code"><text:span text:style-name="T9">when</text:span></text:span><text:span text:style-name="T9"> can compare this exception with another exception; if both exceptions are of the same family, the </text:span><text:span text:style-name="Code"><text:span text:style-name="T9">when</text:span></text:span><text:span text:style-name="T9">-block is executed, after which control passes to the next </text:span><text:span text:style-name="Code"><text:span text:style-name="T9">else</text:span></text:span><text:span text:style-name="T9"> or </text:span><text:span text:style-name="Code"><text:span text:style-name="T9">then</text:span></text:span><text:span text:style-name="T9">. Having more than one </text:span><text:span text:style-name="Code"><text:span text:style-name="T9">else</text:span></text:span><text:span text:style-name="T9"> will result in a series of jumps, which will eventually bring the control flow to the final </text:span><text:span text:style-name="Code"><text:span text:style-name="T9">then</text:span></text:span><text:span text:style-name="T9"> — this is admittedly a bit ugly, but exception handling is not the normal control flow anyway, and in most cases, there aren’t many exception types to check, so this doesn’t harm performance.</text:span></text:p>
      <text:p text:style-name="P10">In the example above, the last branch <text:span text:style-name="T14">in the </text:span><text:span text:style-name="Code"><text:span text:style-name="T14">catch</text:span></text:span><text:span text:style-name="T14">-block </text:span>handles the remaining types of exceptions. <text:s/>Remember that the original exception is still on the stack at this place, so it may be re-thrown, logged, or treated in a general way<text:span text:style-name="T14"> (as is done in the example)</text:span>.</text:p>
      <text:p text:style-name="P11">When an exception occurs that is not handled in the <text:span text:style-name="Code">catch</text:span><text:span text:style-name="T12">-block</text:span>, it <text:span text:style-name="T12">should </text:span>be re-thrown. <text:s/>This task is <text:span text:style-name="T14">done </text:span>by <text:span text:style-name="Code">resume</text:span><text:span text:style-name="T12">,</text:span> <text:s/><text:span text:style-name="T12">which will first check if an exception has been left on the stack. <text:s/>If this is the case, the exception will be thrown, otherwise program flow simply continues. <text:s/>The exception may be left unhandled from within a </text:span><text:span text:style-name="Code"><text:span text:style-name="T12">catch</text:span></text:span><text:span text:style-name="T12"> or </text:span><text:span text:style-name="Code"><text:span text:style-name="T12">finally</text:span></text:span><text:span text:style-name="T12"> block, or it may even have been pushed on the stack on purpose:</text:span></text:p>
      <text:p text:style-name="P52"><text:span text:style-name="Code">try "I will fail" info Exception new throw<text:line-break/>catch "Oh ... !" warn<text:line-break/>finally "This will be done anyway" info<text:line-break/>resume "This will not happen" info</text:span></text:p>
      <text:p text:style-name="P52">will log:</text:p>
      <text:p text:style-name="P52"><text:span text:style-name="Code">2017-11-26 22:58:05.004 info <text:s/>I will fail<text:line-break/>2017-11-26 22:58:05.004 warn <text:s/>Oh ... !<text:line-break/></text:span><text:soft-page-break/><text:span text:style-name="Code">2017-11-26 22:58:05.004 info <text:s/>This will be done anyway</text:span></text:p>
      <text:p text:style-name="P53">The code after <text:span text:style-name="Code">resume</text:span> will not be reached, since <text:span text:style-name="Code">catch</text:span> did not process the exception<text:span text:style-name="T15">, so </text:span><text:span text:style-name="Code"><text:span text:style-name="T15">resume</text:span></text:span><text:span text:style-name="T15"> rethrew it</text:span>. <text:s/>Taking away the <text:span text:style-name="Code">throw</text:span> in the <text:span text:style-name="Code">try</text:span>-block will cause the log<text:span text:style-name="T15"> to look like this:</text:span></text:p>
      <text:p text:style-name="P53"><text:span text:style-name="Code">2017-11-26 22:58:0</text:span><text:span text:style-name="Code"><text:span text:style-name="T15">6</text:span></text:span><text:span text:style-name="Code">.</text:span><text:span text:style-name="Code"><text:span text:style-name="T15">33</text:span></text:span><text:span text:style-name="Code">4 info <text:s/>I will fail<text:line-break/>2017-11-26 22:58:0</text:span><text:span text:style-name="Code"><text:span text:style-name="T15">6</text:span></text:span><text:span text:style-name="Code">.</text:span><text:span text:style-name="Code"><text:span text:style-name="T15">33</text:span></text:span><text:span text:style-name="Code">4 info <text:s/>This will be done anyway</text:span></text:p>
      <text:p text:style-name="P53"><text:span text:style-name="T15">No exception was thrown, so the </text:span><text:span text:style-name="Code"><text:span text:style-name="T15">catch</text:span></text:span><text:span text:style-name="T15">-block was skipped, but </text:span><text:span text:style-name="Code">resume</text:span> discover<text:span text:style-name="T15">ed</text:span> the unthrown <text:span text:style-name="T15">e</text:span>xception <text:span text:style-name="T15">on top of the pstack from the </text:span><text:span text:style-name="Code"><text:span text:style-name="T15">try</text:span></text:span><text:span text:style-name="T15">-block and threw it.</text:span></text:p>
      <text:p text:style-name="P12">This mechanism does not <text:span text:style-name="T1">guarantee </text:span>that any unhandled exception will be re-thrown, because it is easy to drop an exception from the parameter stack inadverently or on purpose before <text:span text:style-name="Code">resume</text:span> sees it. <text:s/>However, this can also be <text:span text:style-name="T13">seen as a freedom and sometimes turned into </text:span>an advantage<text:span text:style-name="T13"> … which is well in the spirit of FORTH</text:span>.<text:span text:style-name="T13"> <text:s/>Keeping to the </text:span><text:span text:style-name="Code"><text:span text:style-name="T13">try</text:span></text:span><text:span text:style-name="T13">—</text:span><text:span text:style-name="Code"><text:span text:style-name="T13">catch</text:span></text:span><text:span text:style-name="T13">—</text:span><text:span text:style-name="Code"><text:span text:style-name="T13">finally</text:span></text:span><text:span text:style-name="T13">—</text:span><text:span text:style-name="Code"><text:span text:style-name="T13">resume</text:span></text:span><text:span text:style-name="T13"> pattern as lined out above should work well in the vast majority of cases.</text:span></text:p>
      <text:h text:style-name="P94" text:outline-level="4"><text:span text:style-name="T10">Absent</text:span> <text:span text:style-name="Code"><text:span text:style-name="T11">catch</text:span></text:span></text:h>
      <text:p text:style-name="P10">If no <text:span text:style-name="Code">catch</text:span><text:span text:style-name="T10">-</text:span>block is present<text:span text:style-name="T10">, but </text:span><text:span text:style-name="Code"><text:span text:style-name="T10">finally</text:span></text:span><text:span text:style-name="T10"> is </text:span>, <text:span text:style-name="Code">finally</text:span> will take <text:span text:style-name="T10">the </text:span>role<text:span text:style-name="T10"> of the exception handler. <text:s/>The exception will still be on the stack from </text:span><text:span text:style-name="Code"><text:span text:style-name="T10">throw</text:span></text:span><text:span text:style-name="T10">, so it will be re-thrown at the end of the </text:span><text:span text:style-name="Code"><text:span text:style-name="T10">finally</text:span></text:span><text:span text:style-name="T10">-block by </text:span><text:span text:style-name="Code"><text:span text:style-name="T10">resume</text:span></text:span><text:span text:style-name="T10">.</text:span></text:p>
      <text:h text:style-name="P95" text:outline-level="4">Absent <text:span text:style-name="Code"><text:span text:style-name="T11">finally</text:span></text:span></text:h>
      <text:p text:style-name="Text_20_body"/>
      <text:h text:style-name="P95" text:outline-level="4">Absent <text:span text:style-name="Code"><text:span text:style-name="T11">catch</text:span></text:span> and <text:span text:style-name="Code"><text:span text:style-name="T11">finally</text:span></text:span></text:h>
      <text:p text:style-name="P11">If both <text:span text:style-name="Code">catch</text:span> an<text:span text:style-name="T16">d</text:span> <text:span text:style-name="Code">finally</text:span> are absent, <text:span text:style-name="Code"><text:span text:style-name="T16">resume</text:span></text:span><text:span text:style-name="T16"> will have to play the role of the exception handler when </text:span>the <text:span text:style-name="Code">try</text:span>-block melts down to <text:span text:style-name="Code">try ... resume</text:span><text:span text:style-name="T16">. </text:span><text:span text:style-name="Code"><text:span text:style-name="T16">resume</text:span></text:span><text:span text:style-name="T16"> will simply re-throw the exception, so this is a dummy handler which could as well be removed.</text:span></text:p>
      <text:h text:style-name="P96" text:outline-level="4">Invalid Omissions</text:h>
      <text:p text:style-name="P13">Leaving a <text:span text:style-name="Code">try</text:span> alone will generate a compiler error, because a dangling address is left on the compiler stack. <text:s/>Similarly, an isolated or out-of-order <text:span text:style-name="Code">catch</text:span>, <text:span text:style-name="Code">finally</text:span> or <text:span text:style-name="Code">resume</text:span> will fail due to leaving an address or <text:span text:style-name="T18">trying to </text:span>consum<text:span text:style-name="T18">e</text:span> one which is not there.<text:span text:style-name="T18"> <text:s/>try — finally — catch will fail due to the 0 instead of an address left by finally, try — resume — catch as well, since try — resume forms a bracket, outside of which the compiler stack is equal.</text:span></text:p>
      <text:h text:style-name="Heading_20_3" text:outline-level="3">throw</text:h>
      <text:p text:style-name="P5">Throwing an exception will interrupt the normal program flow. <text:s/>An exception handler is popped from the exception stack, and control passes to the exception handler. <text:s/>If the exception stack is empty when an exception is thrown, control passes to the initial exception handler which will terminate the program.</text:p>
      <text:h text:style-name="P88" text:outline-level="2"><text:span text:style-name="T50">Class </text:span>Fields: Variables and Constants</text:h>
      <text:h text:style-name="P80" text:outline-level="3">Type</text:h>
      <text:p text:style-name="P26"><text:span text:style-name="Code">variable</text:span> and <text:span text:style-name="Code">constant</text:span> (alias <text:span text:style-name="Code">var</text:span> and <text:span text:style-name="Code">const</text:span>) are static compiler words of class <text:span text:style-name="Code">Object</text:span> which add a field of class <text:span text:style-name="Code">Variable</text:span> or <text:span text:style-name="Code">Constant</text:span> to a class definition.<text:span text:style-name="T50"> <text:s/>Variable and Constant are generic classes:</text:span></text:p>
      <text:p text:style-name="P27"><text:span text:style-name="Code">Object class Variable of X</text:span></text:p>
      <text:p text:style-name="P27"><text:span text:style-name="Code">Object class Constant of X</text:span></text:p>
      <text:p text:style-name="P27">which is why a type indicator is needed in front of the <text:span text:style-name="Code">variable</text:span> and <text:span text:style-name="Code">var</text:span>, a typed value in front of the <text:span text:style-name="Code">constant</text:span> and <text:span text:style-name="Code">const</text:span> keywords.</text:p>
      <text:p text:style-name="P27">Since <text:span text:style-name="Code">Variable</text:span> is generic, its <text:span text:style-name="Code">@</text:span> and <text:span text:style-name="Code">!</text:span> methods automatically know how to produce and consume the correct <text:soft-page-break/>parameters: there is no more need to use <text:span text:style-name="Code">s@</text:span>, <text:span text:style-name="Code">c@</text:span>, <text:span text:style-name="Code">c!</text:span>, <text:span text:style-name="Code">w!</text:span> and the like.</text:p>
      <text:h text:style-name="P89" text:outline-level="2"><text:span text:style-name="T48">Classes and </text:span>Objects</text:h>
      <text:h text:style-name="P81" text:outline-level="3">Automatic getters and setters</text:h>
      <text:p text:style-name="P25">The compiler can automatically generate getters and setters for variables, a feature which is enabled by default. <text:s/>For a field defined as</text:p>
      <text:p text:style-name="P25"><text:span text:style-name="Code">U8 variable count</text:span><text:span text:style-name="Code"><text:span text:style-name="T49"> public</text:span></text:span></text:p>
      <text:p text:style-name="P25">the compiler will transparently generate:</text:p>
      <text:p text:style-name="P25"><text:span text:style-name="Code">: count@ ( — u8 ) </text:span><text:span text:style-name="Code"><text:span text:style-name="T49">this </text:span></text:span><text:span text:style-name="Code">count @ ;</text:span><text:span text:style-name="Code"><text:span text:style-name="T49"> public</text:span></text:span></text:p>
      <text:p text:style-name="P25">and</text:p>
      <text:p text:style-name="P25"><text:span text:style-name="Code">: count! ( u8 — ) </text:span><text:span text:style-name="Code"><text:span text:style-name="T49">this </text:span></text:span><text:span text:style-name="Code">count ! ;</text:span><text:span text:style-name="Code"><text:span text:style-name="T49"> public</text:span></text:span></text:p>
      <text:p text:style-name="P26">with the same visibility as the variable.</text:p>
      <text:p text:style-name="P28">Do we really need this?</text:p>
      <text:h text:style-name="P82" text:outline-level="3">How to Find and Execute Methods</text:h>
      <text:h text:style-name="P97" text:outline-level="4">The Global Hashtable</text:h>
      <text:p text:style-name="P24">When a class is loaded, all its names are registered in the global hash table as name to vocabulary entry (word) mappings. <text:s/>Some names may appear more than once (in different vocabularies), so the key is associated with a list of word. <text:s/>The entries in the list are ordered by appearence, most recent first, so that the latest entry belonging to a name will be seen first.</text:p>
      <text:h text:style-name="P97" text:outline-level="4">Compile Time Resolution</text:h>
      <text:p text:style-name="P24">At compile time, a new hashtable is built from the class being compiled. <text:s/>If the class has dependencies, each of them will also be loaded and its <text:span text:style-name="T45">public words </text:span>registered in the hash table<text:span text:style-name="T45"> according to the following recipe (the superclass is also a dependency, whose public and protected words will be registered in the hashtable):</text:span></text:p>
      <text:list xml:id="list60003773064815" text:continue-numbering="true" text:style-name="List_20_1">
        <text:list-item>
          <text:p text:style-name="P68">If the name has not yet been registered, it is added; recipe stops here.</text:p>
        </text:list-item>
        <text:list-item>
          <text:p text:style-name="P73">For each of the entries in the list of words associated with the name:</text:p>
          <text:list>
            <text:list-item>
              <text:p text:style-name="P73">If the class of the word to be registered is a <text:span text:style-name="T1">subclass </text:span>of the class of the word already in the hashtable, nothing happens, and the recipe ends here.</text:p>
            </text:list-item>
            <text:list-item>
              <text:p text:style-name="P73">If the class of the word to be registered is a <text:span text:style-name="T1">superclass </text:span>of the class of the word already in the hashtable, the new word overrides the current one, i. e. the previous entry is discarded in the favor of the new one.</text:p>
            </text:list-item>
            <text:list-item>
              <text:p text:style-name="P73">If both classes implement the <text:span text:style-name="T1">same interface</text:span>, the common interface overrides the current entry.</text:p>
            </text:list-item>
            <text:list-item>
              <text:p text:style-name="P73">If both classes are <text:span text:style-name="T1">orthogonal</text:span><text:span text:style-name="T29"> (i. e. belong to different class hierarchies and do not implement a common interface containing the entry</text:span>, the new word is added to the list, and the name thus becomes ambiguous..</text:p>
            </text:list-item>
          </text:list>
        </text:list-item>
      </text:list>
      <text:p text:style-name="P24">Each name appearing in the input stream will be looked up in this hashtable. <text:s/>If the name is ambiguous (i. e. the hashtable contains a list of entries instead of <text:span text:style-name="T45">a </text:span>single entry)<text:span text:style-name="T45">, the following resolution recipe takes place, in order:</text:span></text:p>
      <text:list xml:id="list60004792038700" text:continue-list="list5573783999261701754" text:style-name="Numbering_20_1">
        <text:list-item>
          <text:p text:style-name="Numbering_20_1_20_Start">If the name originates in the current vocabulary, <text:span text:style-name="T46">the corresponding entry is </text:span>chosen.</text:p>
        </text:list-item>
        <text:list-item>
          <text:p text:style-name="Numbering_20_1_20_Cont.">If the name originates in the superclass, <text:span text:style-name="T46">the corresponding entry is</text:span> chosen<text:span text:style-name="T46">.</text:span></text:p>
        </text:list-item>
        <text:list-item>
          <text:p text:style-name="P100">If the name originates in an implemented interface, the corresponding entry is chosen.</text:p>
        </text:list-item>
        <text:list-item>
          <text:p text:style-name="Numbering_20_1_20_End">Otherwise the compiler chooses the first entry associated with the name.</text:p>
        </text:list-item>
      </text:list>
      <text:p text:style-name="Text_20_body">In every case, the compiler issues a warning and prints the choice it took.</text:p>
      <text:p text:style-name="P25">In cases 1 through 3, the compiler automatically inserts <text:span text:style-name="Code">this</text:span> in front of the invoked method, in case 4 it adds a check <text:span text:style-name="T47">to see if the top of the parameter stack is an object of the class whose method will be invoked, unless the method is static or there is ample code coverage for the location where the check is omitted.</text:span></text:p>
      <text:h text:style-name="P97" text:outline-level="4"><text:soft-page-break/>Run Time Resolution</text:h>
      <text:p text:style-name="P48">At run time, <text:span text:style-name="T47">when a method is executed, the object it belongs to (called </text:span><text:span text:style-name="Code"><text:span text:style-name="T47">this</text:span></text:span><text:span text:style-name="T47">) is on top of the parameter stack. <text:s/>Most method will pop it off the stack before returning, but some may leave it there for method chaining.</text:span></text:p>
      <text:h text:style-name="P65" text:outline-level="1">Class Layer: Internal Structures</text:h>
      <text:h text:style-name="P90" text:outline-level="2">Object Instance</text:h>
      <text:p text:style-name="P49">An object instance class has the following internal structure:</text:p>
      <text:p text:style-name="P49"><text:span text:style-name="Code">Cell<text:tab/><text:tab/>class pointer<text:line-break/>...<text:tab/><text:tab/>instance data</text:span></text:p>
      <text:h text:style-name="P90" text:outline-level="2">Object Class</text:h>
      <text:p text:style-name="P49">Class Object has the following internal structure:</text:p>
      <text:p text:style-name="P50"><text:span text:style-name="Code"><text:span text:style-name="T65">Cell<text:tab/><text:tab/>superclass pointer<text:line-break/>Cell<text:tab/><text:tab/>vocabulary pointer<text:line-break/>DWord<text:tab/><text:tab/>instance size<text:line-break/>Word<text:tab/><text:tab/>#interfaces (i#)<text:line-break/>Word<text:tab/><text:tab/>flags<text:line-break/>i# Cells<text:tab/>interface descriptor pointer<text:line-break/>...<text:tab/><text:tab/>class da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adornments="Regular"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Display O1" svg:font-family="'Linux Libertine Display O'" style:font-adornments="Bold" style:font-pitch="variable"/>
    <style:font-face style:name="Linux Libertine Display O" svg:font-family="'Linux Libertine Display O'" style:font-adornments="Regular"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Libertine O" fo:font-family="'Linux Libertine O'" style:font-style-name="Regular" style:font-pitch="variable" fo:font-size="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nux Libertine Display O" fo:font-family="'Linux Libertine Display O'" style:font-style-name="Regular" style:font-pitch="variable" fo:font-size="10.5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loext:contextual-spacing="false"/>
      <style:text-properties style:font-name="Linux Libertine O" fo:font-family="'Linux Libertine O'" style:font-style-name="Regular" style:font-pitch="variable" fo:font-size="10.5pt"/>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ext" style:family="paragraph" style:parent-style-name="Caption" style:class="extra">
      <style:paragraph-properties style:writing-mode="page"/>
      <style:text-properties style:font-name="Linux Libertine O" fo:font-family="'Linux Libertine O'" style:font-style-name="Regular" style:font-pitch="variable" fo:font-size="10.5pt" fo:font-style="normal" style:font-weight-complex="normal"/>
    </style:style>
    <style:style style:name="Title" style:family="paragraph" style:parent-style-name="Heading" style:next-style-name="Subtitle" style:class="chapter">
      <style:paragraph-properties fo:text-align="center" style:justify-single-word="false"/>
      <style:text-properties style:font-name="Linux Libertine Display O1" fo:font-family="'Linux Libertine Display O'"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1701in" loext:contextual-spacing="false" fo:text-align="center" style:justify-single-word="false"/>
      <style:text-properties style:font-name="Linux Libertine Display O" fo:font-family="'Linux Libertine Display O'" style:font-style-name="Regular" style:font-pitch="variable" fo:font-size="14pt" fo:font-style="normal" style:font-size-asian="14pt" style:font-style-asian="italic" style:font-size-complex="14pt" style:font-style-complex="italic" style:font-weight-complex="normal"/>
    </style:style>
    <style:style style:name="Project" style:family="paragraph" style:parent-style-name="Title">
      <style:text-properties style:font-name="Linux Libertine Display O" fo:font-family="'Linux Libertine Display O'" style:font-style-name="Regular" style:font-pitch="variable" fo:font-size="10.5pt" fo:font-weight="normal"/>
    </style:style>
    <style:style style:name="Heading_20_1" style:display-name="Heading 1" style:family="paragraph" style:parent-style-name="Heading" style:next-style-name="Text_20_body" style:default-outline-level="1" style:class="text">
      <style:paragraph-properties fo:margin-left="0in" fo:margin-right="0in" fo:margin-top="0.2402in" fo:margin-bottom="0.0402in" loext:contextual-spacing="false" fo:text-indent="0in" style:auto-text-indent="false"/>
      <style:text-properties style:font-name="Linux Libertine Display O1" fo:font-family="'Linux Libertine Display O'" style:font-style-name="Bold" style:font-pitch="variable" fo:font-size="172%" fo:font-weight="bold" style:font-size-asian="115%" style:font-weight-asian="bold" style:font-size-complex="115%" style:font-weight-complex="bold"/>
    </style:style>
    <style:style style:name="List_20_1" style:display-name="List 1" style:family="paragraph" style:parent-style-name="List" style:list-style-name="List_20_1" style:class="list">
      <style:paragraph-properties fo:margin-top="0in" fo:margin-bottom="0in" loext:contextual-spacing="false"/>
    </style:style>
    <style:style style:name="List_20_1_20_Start" style:display-name="List 1 Start" style:family="paragraph" style:parent-style-name="List" style:next-style-name="List_20_1_20_Cont." style:list-style-name="List_20_1" style:class="list">
      <style:paragraph-properties fo:margin-top="0.0402in" fo:margin-bottom="0in" loext:contextual-spacing="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1_20_Cont." style:display-name="List 1 Cont." style:family="paragraph" style:parent-style-name="List" style:list-style-name="List_20_1" style:class="list">
      <style:paragraph-properties fo:margin-top="0in" fo:margin-bottom="0in" loext:contextual-spacing="false"/>
    </style:style>
    <style:style style:name="List_20_1_20_End" style:display-name="List 1 End" style:family="paragraph" style:parent-style-name="List" style:next-style-name="Text_20_body" style:list-style-name="List_20_1" style:class="list">
      <style:paragraph-properties fo:margin-top="0in" fo:margin-bottom="0.0402in" loext:contextual-spacing="false"/>
    </style:style>
    <style:style style:name="Heading_20_2" style:display-name="Heading 2" style:family="paragraph" style:parent-style-name="Heading" style:next-style-name="Text_20_body" style:default-outline-level="2" style:class="text">
      <style:paragraph-properties fo:margin-left="0in" fo:margin-right="0in" fo:margin-top="0.1902in" fo:margin-bottom="0.0402in" loext:contextual-spacing="false" fo:text-indent="0in" style:auto-text-indent="false"/>
      <style:text-properties fo:font-size="15.1000003814697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1701in" fo:margin-bottom="0.0402in" loext:contextual-spacing="false" fo:text-indent="0in" style:auto-text-indent="false"/>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font-size="110%" fo:font-style="normal" fo:font-weight="bold" style:font-size-asian="85%" style:font-style-asian="italic" style:font-weight-asian="bold" style:font-size-complex="85%" style:font-style-complex="italic" style:font-weight-complex="normal"/>
    </style:style>
    <style:style style:name="Numbering_20_1_20_Start" style:display-name="Numbering 1 Start" style:family="paragraph" style:parent-style-name="Marginalia" style:next-style-name="Numbering_20_1_20_Cont." style:list-style-name="Numbering_20_1" style:class="list">
      <style:paragraph-properties fo:margin-left="0.3in" fo:margin-right="0in" fo:margin-top="0.0402in" fo:margin-bottom="0in" loext:contextual-spacing="false" fo:text-indent="-0.05in" style:auto-text-indent="false">
        <style:tab-stops/>
      </style:paragraph-properties>
    </style:style>
    <style:style style:name="Numbering_20_1" style:display-name="Numbering 1" style:family="paragraph" style:parent-style-name="List" style:list-style-name="Numbering_20_1" style:class="list">
      <style:paragraph-properties fo:margin-left="0.3in" fo:margin-right="0in" fo:margin-top="0in" fo:margin-bottom="0in" loext:contextual-spacing="false" fo:text-indent="-0.05in" style:auto-text-indent="false">
        <style:tab-stops/>
      </style:paragraph-properties>
    </style:style>
    <style:style style:name="Numbering_20_1_20_Cont." style:display-name="Numbering 1 Cont." style:family="paragraph" style:parent-style-name="Numbering_20_1" style:class="list">
      <style:paragraph-properties fo:margin-left="0.3in" fo:margin-right="0in" fo:margin-top="0in" fo:margin-bottom="0in" loext:contextual-spacing="false" fo:text-indent="-0.05in" style:auto-text-indent="false">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_20_End" style:display-name="Numbering 1 End" style:family="paragraph" style:parent-style-name="Numbering_20_1" style:next-style-name="Text" style:class="list">
      <style:paragraph-properties fo:margin-left="0.3in" fo:margin-right="0in" fo:margin-top="0in" fo:margin-bottom="0.0402in" loext:contextual-spacing="false" fo:text-indent="-0.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nux Libertine O" fo:font-family="'Linux Libertine O'" style:font-style-name="Regular"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_20_Start" style:display-name="List 2 Start" style:family="paragraph" style:parent-style-name="List"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Microsoft YaHei1" style:font-family-asian="'Microsoft Ya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nux Libertine O" fo:font-family="'Linux Libertine O'" style:font-style-name="Regular" style:font-pitch="variable" fo:font-size="10pt" style:font-size-asian="10pt" style:font-size-complex="10pt"/>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Code" style:family="text">
      <style:text-properties style:font-name="Courier New" fo:font-family="'Courier New'" style:font-style-name="Regular" style:font-pitch="fixed" fo:font-weight="bold"/>
    </style:style>
    <style:style style:name="Footnote_20_anchor" style:display-name="Footnote anchor" style:family="text">
      <style:text-properties style:text-position="super 58%"/>
    </style:style>
    <style:style style:name="Footnote_20_Symbol" style:display-name="Footnote Symbol"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fo:text-align="end">
          <style:list-level-label-alignment text:label-followed-by="space" fo:text-indent="-0.2in" fo:margin-left="0.1in"/>
        </style:list-level-properties>
      </text:outline-level-style>
      <text:outline-level-style text:level="2" text:style-name="Numbering_20_Symbols" style:num-suffix="." style:num-format="1" text:display-levels="2">
        <style:list-level-properties text:list-level-position-and-space-mode="label-alignment" fo:text-align="end">
          <style:list-level-label-alignment text:label-followed-by="space" fo:text-indent="-0.2in" fo:margin-left="0.1in"/>
        </style:list-level-properties>
      </text:outline-level-style>
      <text:outline-level-style text:level="3" text:style-name="Numbering_20_Symbols" style:num-suffix="." style:num-format="1" text:display-levels="3">
        <style:list-level-properties text:list-level-position-and-space-mode="label-alignment" fo:text-align="end">
          <style:list-level-label-alignment text:label-followed-by="space" fo:text-indent="-0.2in" fo:margin-left="0.1in"/>
        </style:list-level-properties>
      </text:outline-level-style>
      <text:outline-level-style text:level="4" text:style-name="Numbering_20_Symbols" style:num-suffix="." style:num-format="a">
        <style:list-level-properties text:list-level-position-and-space-mode="label-alignment" fo:text-align="end">
          <style:list-level-label-alignment text:label-followed-by="space" fo:text-indent="-0.2in" fo:margin-left="0.1in"/>
        </style:list-level-properties>
      </text:outline-level-style>
      <text:outline-level-style text:level="5" text:style-name="Numbering_20_Symbols" style:num-suffix="." style:num-format="1" text:display-levels="5">
        <style:list-level-properties text:list-level-position-and-space-mode="label-alignment" fo:text-align="end">
          <style:list-level-label-alignment text:label-followed-by="space" fo:text-indent="-0.2in" fo:margin-left="0.1in"/>
        </style:list-level-properties>
      </text:outline-level-style>
      <text:outline-level-style text:level="6" text:style-name="Numbering_20_Symbols" style:num-suffix="." style:num-format="1" text:display-levels="6">
        <style:list-level-properties text:list-level-position-and-space-mode="label-alignment" fo:text-align="end">
          <style:list-level-label-alignment text:label-followed-by="space" fo:text-indent="-0.2in" fo:margin-left="0.1in"/>
        </style:list-level-properties>
      </text:outline-level-style>
      <text:outline-level-style text:level="7" text:style-name="Numbering_20_Symbols" style:num-suffix="." style:num-format="1" text:display-levels="7">
        <style:list-level-properties text:list-level-position-and-space-mode="label-alignment" fo:text-align="end">
          <style:list-level-label-alignment text:label-followed-by="space" fo:text-indent="-0.2in" fo:margin-left="0.1in"/>
        </style:list-level-properties>
      </text:outline-level-style>
      <text:outline-level-style text:level="8" text:style-name="Numbering_20_Symbols" style:num-suffix="." style:num-format="1" text:display-levels="8">
        <style:list-level-properties text:list-level-position-and-space-mode="label-alignment" fo:text-align="end">
          <style:list-level-label-alignment text:label-followed-by="space" fo:text-indent="-0.2in" fo:margin-left="0.1in"/>
        </style:list-level-properties>
      </text:outline-level-style>
      <text:outline-level-style text:level="9" text:style-name="Numbering_20_Symbols" style:num-suffix="." style:num-format="1" text:display-levels="9">
        <style:list-level-properties text:list-level-position-and-space-mode="label-alignment" fo:text-align="end">
          <style:list-level-label-alignment text:label-followed-by="space" fo:text-indent="-0.2in" fo:margin-left="0.1in"/>
        </style:list-level-properties>
      </text:outline-level-style>
      <text:outline-level-style text:level="10" text:style-name="Numbering_20_Symbols" style:num-suffix="." style:num-format="1" text:display-levels="10">
        <style:list-level-properties text:list-level-position-and-space-mode="label-alignment" fo:text-align="end">
          <style:list-level-label-alignment text:label-followed-by="space" fo:text-indent="-0.2in" fo:margin-left="0.1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1in" fo:margin-left="0.05in"/>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fo:text-indent="-0.1in" fo:margin-left="0.05in"/>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fo:text-indent="-0.1in" fo:margin-left="0.05in"/>
        </style:list-level-properties>
      </text:list-level-style-number>
      <text:list-level-style-number text:level="4" text:style-name="Numbering_20_Symbols" style:num-suffix="." style:num-format="1" text:display-levels="4">
        <style:list-level-properties text:list-level-position-and-space-mode="label-alignment" fo:text-align="end">
          <style:list-level-label-alignment text:label-followed-by="listtab" fo:text-indent="-0.1in" fo:margin-left="0.05in"/>
        </style:list-level-properties>
      </text:list-level-style-number>
      <text:list-level-style-number text:level="5" text:style-name="Numbering_20_Symbols" style:num-suffix="." style:num-format="1" text:display-levels="5">
        <style:list-level-properties text:list-level-position-and-space-mode="label-alignment" fo:text-align="end">
          <style:list-level-label-alignment text:label-followed-by="listtab" fo:text-indent="-0.1in" fo:margin-left="0.05in"/>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fo:text-indent="-0.1in" fo:margin-left="0.05in"/>
        </style:list-level-properties>
      </text:list-level-style-number>
      <text:list-level-style-number text:level="7" text:style-name="Numbering_20_Symbols" style:num-suffix="." style:num-format="1" text:display-levels="7">
        <style:list-level-properties text:list-level-position-and-space-mode="label-alignment" fo:text-align="end">
          <style:list-level-label-alignment text:label-followed-by="listtab" fo:text-indent="-0.1in" fo:margin-left="0.05in"/>
        </style:list-level-properties>
      </text:list-level-style-number>
      <text:list-level-style-number text:level="8" text:style-name="Numbering_20_Symbols" style:num-suffix="." style:num-format="1" text:display-levels="8">
        <style:list-level-properties text:list-level-position-and-space-mode="label-alignment" fo:text-align="end">
          <style:list-level-label-alignment text:label-followed-by="listtab" fo:text-indent="-0.1in" fo:margin-left="0.05in"/>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fo:text-indent="-0.1in" fo:margin-left="0.05in"/>
        </style:list-level-properties>
      </text:list-level-style-number>
      <text:list-level-style-number text:level="10" text:style-name="Numbering_20_Symbols" style:num-suffix="." style:num-format="1" text:display-levels="10">
        <style:list-level-properties text:list-level-position-and-space-mode="label-alignment" fo:text-align="end">
          <style:list-level-label-alignment text:label-followed-by="listtab" fo:text-indent="-0.1in" fo:margin-left="0.05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5in" fo:margin-left="0.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6972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3764in" fo:margin-left="0in" fo:margin-right="0in" fo:margin-top="0.2in" style:shadow="none" style:dynamic-spacing="false"/>
      </style:footer-style>
    </style:page-layout>
    <number:date-style style:name="N84">
      <number:year number:style="long"/>
      <number:text>-</number:text>
      <number:month number:style="long"/>
      <number:text>-</number:text>
      <number:day number:style="long"/>
    </number:date-style>
    <number:time-style style:name="N121">
      <number:hours number:style="long"/>
      <number:minutes number:style="long"/>
    </number:time-style>
  </office:automatic-styles>
  <office:master-styles>
    <style:master-page style:name="Standard" style:page-layout-name="Mpm1">
      <style:footer>
        <text:p text:style-name="Footer"><text:file-name text:display="name">FORCE</text:file-name><text:tab/>Seite <text:page-number text:select-page="current">10</text:page-number> / <text:page-count>10</text:page-count><text:tab/><text:date style:data-style-name="N84" text:date-value="2015-12-26T19:48:31.000000080" text:fixed="true">2015-12-26</text:date>@<text:time style:data-style-name="N121" text:time-value="2015-12-26T19:49:04.990000035" text:fixed="true">1949</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Wezel</meta:initial-creator>
    <meta:creation-date>2015-08-10T11:33:07</meta:creation-date>
    <dc:date>2017-12-25T06:00:02.787187817</dc:date>
    <meta:editing-duration>P3DT5H35M17S</meta:editing-duration>
    <meta:editing-cycles>91</meta:editing-cycles>
    <meta:generator>LibreOffice/5.2.7.2$Linux_X86_64 LibreOffice_project/20m0$Build-2</meta:generator>
    <meta:printed-by>Dominik Wezel</meta:printed-by>
    <meta:print-date>2015-09-02T17:34:38</meta:print-date>
    <meta:document-statistic meta:table-count="1" meta:image-count="0" meta:object-count="0" meta:page-count="10" meta:paragraph-count="213" meta:word-count="4609" meta:character-count="26127" meta:non-whitespace-character-count="21648"/>
  </office:meta>
</office:document-meta>
</file>